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6.295cm" fo:line-height="0.485cm" fo:text-align="start" style:justify-single-word="false" fo:text-indent="0cm" style:auto-text-indent="false"/>
      <style:text-properties officeooo:paragraph-rsid="000c43fd"/>
    </style:style>
    <style:style style:name="P2" style:family="paragraph" style:parent-style-name="Frame_20_contents">
      <style:paragraph-properties fo:margin-left="0.182cm" fo:margin-right="0cm" fo:margin-top="0.242cm" fo:margin-bottom="0cm" style:contextual-spacing="false" fo:line-height="150%" fo:text-indent="0cm" style:auto-text-indent="false"/>
      <style:text-properties style:font-name="Times New Roman" fo:font-size="12pt" fo:font-weight="bold" officeooo:paragraph-rsid="000c43fd" style:font-size-asian="12pt" style:font-weight-asian="bold" style:font-size-complex="12pt"/>
    </style:style>
    <style:style style:name="P3" style:family="paragraph" style:parent-style-name="Frame_20_contents">
      <style:paragraph-properties fo:margin-left="0.182cm" fo:margin-right="0cm" fo:line-height="150%" fo:text-indent="0cm" style:auto-text-indent="false"/>
      <style:text-properties style:font-name="Times New Roman" fo:font-size="12pt" fo:font-style="italic" fo:font-weight="bold" officeooo:paragraph-rsid="000f8cf9" style:font-size-asian="12pt" style:font-style-asian="italic" style:font-weight-asian="bold" style:font-name-complex="Times New Roman1" style:font-size-complex="12pt"/>
    </style:style>
    <style:style style:name="P4" style:family="paragraph" style:parent-style-name="Frame_20_contents">
      <style:paragraph-properties fo:margin-left="7.62cm" fo:margin-right="0cm" fo:line-height="150%" fo:text-indent="0cm" style:auto-text-indent="false"/>
      <style:text-properties style:font-name="Times New Roman" fo:font-size="14pt" fo:letter-spacing="-0.004cm" fo:font-style="italic" fo:font-weight="bold" officeooo:rsid="000f8cf9" officeooo:paragraph-rsid="000f8cf9" style:font-size-asian="14pt" style:font-style-asian="italic" style:font-weight-asian="bold" style:font-name-complex="Times New Roman1" style:font-size-complex="12pt" style:font-weight-complex="bold"/>
    </style:style>
    <style:style style:name="P5" style:family="paragraph" style:parent-style-name="Frame_20_contents">
      <style:paragraph-properties fo:margin-left="7.62cm" fo:margin-right="0cm" fo:line-height="150%" fo:text-indent="0cm" style:auto-text-indent="false"/>
      <style:text-properties style:font-name="Times New Roman" fo:font-size="14pt" fo:letter-spacing="-0.004cm" fo:font-style="italic" fo:font-weight="bold" officeooo:rsid="000f8cf9" officeooo:paragraph-rsid="00132bf5" style:font-size-asian="14pt" style:font-style-asian="italic" style:font-weight-asian="bold" style:font-name-complex="Times New Roman1" style:font-size-complex="12pt" style:font-weight-complex="bold"/>
    </style:style>
    <style:style style:name="P6" style:family="paragraph" style:parent-style-name="Frame_20_contents">
      <style:paragraph-properties fo:margin-left="0.182cm" fo:margin-right="0.379cm" fo:margin-top="0.002cm" fo:margin-bottom="0cm" style:contextual-spacing="false" fo:line-height="150%" fo:text-align="justify" style:justify-single-word="false" fo:text-indent="0cm" style:auto-text-indent="false"/>
      <style:text-properties officeooo:paragraph-rsid="000c43fd"/>
    </style:style>
    <style:style style:name="P7" style:family="paragraph" style:parent-style-name="Frame_20_contents">
      <style:paragraph-properties fo:margin-left="0.182cm" fo:margin-right="0cm" fo:line-height="150%" fo:text-align="justify" style:justify-single-word="false" fo:text-indent="0cm" style:auto-text-indent="false"/>
      <style:text-properties officeooo:paragraph-rsid="000c43fd"/>
    </style:style>
    <style:style style:name="P8" style:family="paragraph" style:parent-style-name="Frame_20_contents">
      <style:paragraph-properties fo:margin-left="0.25cm" fo:margin-right="0cm" fo:line-height="150%" fo:text-indent="0.143cm" style:auto-text-indent="false"/>
      <style:text-properties officeooo:paragraph-rsid="000cb35e"/>
    </style:style>
    <style:style style:name="P9" style:family="paragraph" style:parent-style-name="Frame_20_contents">
      <style:paragraph-properties fo:line-height="150%"/>
      <style:text-properties officeooo:paragraph-rsid="000cb35e"/>
    </style:style>
    <style:style style:name="P10" style:family="paragraph" style:parent-style-name="Frame_20_contents">
      <style:paragraph-properties fo:margin-left="0.501cm" fo:margin-right="2.974cm" fo:line-height="150%" fo:text-indent="-0.25cm" style:auto-text-indent="false"/>
      <style:text-properties officeooo:paragraph-rsid="000cb35e"/>
    </style:style>
    <style:style style:name="P11" style:family="paragraph" style:parent-style-name="Frame_20_contents">
      <style:paragraph-properties fo:margin-left="0.393cm" fo:margin-right="0cm" fo:margin-top="0.004cm" fo:margin-bottom="0cm" style:contextual-spacing="false" fo:line-height="150%" fo:text-indent="0cm" style:auto-text-indent="false"/>
      <style:text-properties officeooo:paragraph-rsid="000cb35e"/>
    </style:style>
    <style:style style:name="P12" style:family="paragraph" style:parent-style-name="Frame_20_contents">
      <style:paragraph-properties fo:margin-left="6.295cm" fo:margin-right="6.295cm" fo:line-height="150%" fo:text-align="center" style:justify-single-word="false" fo:text-indent="0cm" style:auto-text-indent="false"/>
      <style:text-properties officeooo:paragraph-rsid="000c43fd"/>
    </style:style>
    <style:style style:name="P13" style:family="paragraph" style:parent-style-name="Frame_20_contents">
      <style:paragraph-properties fo:margin-left="6.294cm" fo:margin-right="6.295cm" fo:margin-top="0.071cm" fo:margin-bottom="0cm" style:contextual-spacing="false" fo:line-height="150%" fo:text-align="center" style:justify-single-word="false" fo:text-indent="0cm" style:auto-text-indent="false"/>
      <style:text-properties officeooo:paragraph-rsid="000cb35e"/>
    </style:style>
    <style:style style:name="P14" style:family="paragraph" style:parent-style-name="Frame_20_contents">
      <style:paragraph-properties fo:margin-left="0cm" fo:margin-right="0cm" fo:line-height="150%" fo:text-align="center" style:justify-single-word="false" fo:text-indent="0cm" style:auto-text-indent="false"/>
      <style:text-properties officeooo:paragraph-rsid="00132bf5"/>
    </style:style>
    <style:style style:name="P15" style:family="paragraph" style:parent-style-name="Frame_20_contents">
      <style:paragraph-properties fo:margin-left="0.182cm" fo:margin-right="0cm" fo:line-height="150%" fo:text-indent="0cm" style:auto-text-indent="false"/>
      <style:text-properties officeooo:paragraph-rsid="000c43fd"/>
    </style:style>
    <style:style style:name="P16" style:family="paragraph" style:parent-style-name="Frame_20_contents">
      <style:paragraph-properties fo:margin-left="0.182cm" fo:margin-right="0cm" fo:margin-top="0.242cm" fo:margin-bottom="0cm" style:contextual-spacing="false" fo:line-height="150%" fo:text-indent="0cm" style:auto-text-indent="false"/>
      <style:text-properties officeooo:paragraph-rsid="000c43fd"/>
    </style:style>
    <style:style style:name="P17" style:family="paragraph" style:parent-style-name="Frame_20_contents">
      <style:paragraph-properties fo:margin-left="6.549cm" fo:margin-right="0cm" fo:line-height="150%" fo:text-indent="0cm" style:auto-text-indent="false"/>
      <style:text-properties officeooo:paragraph-rsid="000f8cf9"/>
    </style:style>
    <style:style style:name="P18" style:family="paragraph" style:parent-style-name="Frame_20_contents">
      <style:paragraph-properties fo:margin-left="7.62cm" fo:margin-right="0cm" fo:line-height="150%" fo:text-indent="0cm" style:auto-text-indent="false"/>
      <style:text-properties officeooo:paragraph-rsid="000f8cf9"/>
    </style:style>
    <style:style style:name="P19" style:family="paragraph" style:parent-style-name="Frame_20_contents">
      <style:paragraph-properties fo:margin-left="6.198cm" fo:margin-right="0cm" fo:line-height="150%" fo:text-indent="0cm" style:auto-text-indent="false"/>
      <style:text-properties officeooo:paragraph-rsid="00132bf5"/>
    </style:style>
    <style:style style:name="P20" style:family="paragraph" style:parent-style-name="Heading_20_3">
      <style:paragraph-properties fo:line-height="150%"/>
      <style:text-properties officeooo:paragraph-rsid="000d461c"/>
    </style:style>
    <style:style style:name="P21" style:family="paragraph" style:parent-style-name="Heading_20_3">
      <style:paragraph-properties fo:margin-left="0.589cm" fo:margin-right="0.284cm" fo:line-height="150%" fo:text-indent="0cm" style:auto-text-indent="false"/>
      <style:text-properties officeooo:paragraph-rsid="000d461c"/>
    </style:style>
    <style:style style:name="P22" style:family="paragraph" style:parent-style-name="Heading_20_3">
      <style:paragraph-properties fo:margin-left="0.589cm" fo:margin-right="0.284cm" fo:line-height="150%" fo:text-indent="0cm" style:auto-text-indent="false"/>
      <style:text-properties officeooo:paragraph-rsid="0028173a"/>
    </style:style>
    <style:style style:name="P23" style:family="paragraph" style:parent-style-name="List_20_Paragraph" style:list-style-name="WWNum5">
      <style:paragraph-properties fo:margin-left="1.637cm" fo:margin-right="0cm" fo:margin-top="0.072cm" fo:margin-bottom="0cm" style:contextual-spacing="false" fo:line-height="150%" fo:text-align="center" style:justify-single-word="false" fo:text-indent="-0.637cm" style:auto-text-indent="false">
        <style:tab-stops>
          <style:tab-stop style:position="1.662cm"/>
        </style:tab-stops>
      </style:paragraph-properties>
      <style:text-properties fo:font-weight="normal" officeooo:paragraph-rsid="002114b0" style:font-weight-asian="normal" style:font-weight-complex="normal"/>
    </style:style>
    <style:style style:name="P24" style:family="paragraph" style:parent-style-name="List_20_Paragraph">
      <style:paragraph-properties fo:margin-left="0cm" fo:margin-right="0cm" fo:margin-top="0.072cm" fo:margin-bottom="0cm" style:contextual-spacing="false" fo:line-height="150%" fo:text-align="justify" style:justify-single-word="false" fo:text-indent="0cm" style:auto-text-indent="false">
        <style:tab-stops>
          <style:tab-stop style:position="1.662cm"/>
        </style:tab-stops>
      </style:paragraph-properties>
      <style:text-properties fo:font-weight="normal" officeooo:paragraph-rsid="002114b0" style:font-weight-asian="normal" style:font-weight-complex="normal"/>
    </style:style>
    <style:style style:name="P25" style:family="paragraph" style:parent-style-name="List_20_Paragraph">
      <style:paragraph-properties fo:margin-left="0cm" fo:margin-right="0cm" fo:margin-top="0.072cm" fo:margin-bottom="0cm" style:contextual-spacing="false" fo:line-height="150%" fo:text-align="justify" style:justify-single-word="false" fo:text-indent="0cm" style:auto-text-indent="false">
        <style:tab-stops>
          <style:tab-stop style:position="1.662cm"/>
        </style:tab-stops>
      </style:paragraph-properties>
      <style:text-properties fo:font-weight="normal" officeooo:rsid="0029ad30" officeooo:paragraph-rsid="002114b0" style:font-weight-asian="normal" style:font-weight-complex="normal"/>
    </style:style>
    <style:style style:name="P26" style:family="paragraph" style:parent-style-name="List_20_Paragraph">
      <style:paragraph-properties fo:margin-left="0cm" fo:margin-right="0cm" fo:margin-top="0.072cm" fo:margin-bottom="0cm" style:contextual-spacing="false" fo:line-height="150%" fo:text-align="justify" style:justify-single-word="false" fo:text-indent="0cm" style:auto-text-indent="false">
        <style:tab-stops>
          <style:tab-stop style:position="1.662cm"/>
        </style:tab-stops>
      </style:paragraph-properties>
      <style:text-properties fo:font-weight="normal" officeooo:rsid="0029ad30" officeooo:paragraph-rsid="0029ad30" style:font-weight-asian="normal" style:font-weight-complex="normal"/>
    </style:style>
    <style:style style:name="P27" style:family="paragraph" style:parent-style-name="List_20_Paragraph">
      <style:paragraph-properties fo:margin-left="0cm" fo:margin-right="0.379cm" fo:margin-top="0.072cm" fo:margin-bottom="0cm" style:contextual-spacing="false" fo:line-height="150%" fo:text-align="center" style:justify-single-word="false" fo:text-indent="0cm" style:auto-text-indent="false">
        <style:tab-stops>
          <style:tab-stop style:position="2.297cm"/>
        </style:tab-stops>
      </style:paragraph-properties>
      <style:text-properties officeooo:paragraph-rsid="0016e6b4"/>
    </style:style>
    <style:style style:name="P28" style:family="paragraph" style:parent-style-name="List_20_Paragraph" style:list-style-name="WWNum5" style:master-page-name="">
      <loext:graphic-properties draw:fill="none"/>
      <style:paragraph-properties fo:margin-left="0.499cm" fo:margin-right="0cm" fo:margin-top="0.277cm" fo:margin-bottom="0cm" style:contextual-spacing="false" fo:line-height="150%" fo:text-align="center" style:justify-single-word="false" fo:text-indent="-0.499cm" style:auto-text-indent="false" style:page-number="auto" fo:background-color="transparent">
        <style:tab-stops>
          <style:tab-stop style:position="1.662cm"/>
        </style:tab-stops>
      </style:paragraph-properties>
      <style:text-properties officeooo:paragraph-rsid="0016e6b4"/>
    </style:style>
    <style:style style:name="P29" style:family="paragraph" style:parent-style-name="List_20_Paragraph" style:list-style-name="WWNum5">
      <style:paragraph-properties fo:margin-left="1.637cm" fo:margin-right="0cm" fo:margin-top="0.072cm" fo:margin-bottom="0cm" style:contextual-spacing="false" fo:line-height="150%" fo:text-align="center" style:justify-single-word="false" fo:text-indent="-0.637cm" style:auto-text-indent="false">
        <style:tab-stops>
          <style:tab-stop style:position="1.662cm"/>
        </style:tab-stops>
      </style:paragraph-properties>
      <style:text-properties officeooo:paragraph-rsid="00174b86"/>
    </style:style>
    <style:style style:name="P30" style:family="paragraph" style:parent-style-name="List_20_Paragraph" style:list-style-name="WWNum5">
      <style:paragraph-properties fo:margin-left="1.637cm" fo:margin-right="0cm" fo:margin-top="0.069cm" fo:margin-bottom="0cm" style:contextual-spacing="false" fo:line-height="150%" fo:text-align="center" style:justify-single-word="false" fo:text-indent="-0.637cm" style:auto-text-indent="false">
        <style:tab-stops>
          <style:tab-stop style:position="1.662cm"/>
        </style:tab-stops>
      </style:paragraph-properties>
      <style:text-properties officeooo:paragraph-rsid="001dbd8a"/>
    </style:style>
    <style:style style:name="P31" style:family="paragraph" style:parent-style-name="List_20_Paragraph" style:list-style-name="WWNum5">
      <style:paragraph-properties fo:margin-left="1.637cm" fo:margin-right="0cm" fo:margin-top="0.072cm" fo:margin-bottom="0cm" style:contextual-spacing="false" fo:line-height="150%" fo:text-align="center" style:justify-single-word="false" fo:text-indent="-0.637cm" style:auto-text-indent="false">
        <style:tab-stops>
          <style:tab-stop style:position="1.662cm"/>
        </style:tab-stops>
      </style:paragraph-properties>
      <style:text-properties officeooo:paragraph-rsid="002114b0"/>
    </style:style>
    <style:style style:name="P32" style:family="paragraph" style:parent-style-name="List_20_Paragraph">
      <loext:graphic-properties draw:fill="none"/>
      <style:paragraph-properties fo:margin-left="0.499cm" fo:margin-right="0cm" fo:margin-top="0.277cm" fo:margin-bottom="0cm" style:contextual-spacing="false" fo:line-height="150%" fo:text-align="center" style:justify-single-word="false" fo:text-indent="-0.499cm" style:auto-text-indent="false" fo:background-color="transparent">
        <style:tab-stops>
          <style:tab-stop style:position="1.662cm"/>
        </style:tab-stops>
      </style:paragraph-properties>
      <style:text-properties officeooo:paragraph-rsid="0016e6b4"/>
    </style:style>
    <style:style style:name="P33" style:family="paragraph" style:parent-style-name="List_20_Paragraph">
      <loext:graphic-properties draw:fill="none"/>
      <style:paragraph-properties fo:margin-left="0.499cm" fo:margin-right="0cm" fo:margin-top="0.277cm" fo:margin-bottom="0cm" style:contextual-spacing="false" fo:line-height="150%" fo:text-align="center" style:justify-single-word="false" fo:text-indent="-0.499cm" style:auto-text-indent="false" fo:background-color="transparent">
        <style:tab-stops>
          <style:tab-stop style:position="1.662cm"/>
        </style:tab-stops>
      </style:paragraph-properties>
      <style:text-properties officeooo:paragraph-rsid="00171fe1"/>
    </style:style>
    <style:style style:name="P34" style:family="paragraph" style:parent-style-name="List_20_Paragraph" style:list-style-name="WWNum6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2.887cm"/>
          <style:tab-stop style:position="2.889cm"/>
        </style:tab-stops>
      </style:paragraph-properties>
      <style:text-properties officeooo:paragraph-rsid="0016e6b4"/>
    </style:style>
    <style:style style:name="P35" style:family="paragraph" style:parent-style-name="List_20_Paragraph" style:list-style-name="WWNum6">
      <style:paragraph-properties fo:margin-left="0cm" fo:margin-right="0cm" fo:margin-top="0.072cm" fo:margin-bottom="0cm" style:contextual-spacing="false" fo:line-height="150%" fo:text-align="justify" style:justify-single-word="false" fo:text-indent="0cm" style:auto-text-indent="false">
        <style:tab-stops>
          <style:tab-stop style:position="2.887cm"/>
          <style:tab-stop style:position="2.889cm"/>
        </style:tab-stops>
      </style:paragraph-properties>
      <style:text-properties officeooo:paragraph-rsid="0016e6b4"/>
    </style:style>
    <style:style style:name="P36" style:family="paragraph" style:parent-style-name="List_20_Paragraph" style:list-style-name="WWNum6">
      <style:paragraph-properties fo:margin-left="0cm" fo:margin-right="0cm" fo:margin-top="0.069cm" fo:margin-bottom="0cm" style:contextual-spacing="false" fo:line-height="150%" fo:text-align="justify" style:justify-single-word="false" fo:text-indent="0cm" style:auto-text-indent="false">
        <style:tab-stops>
          <style:tab-stop style:position="2.887cm"/>
          <style:tab-stop style:position="2.889cm"/>
        </style:tab-stops>
      </style:paragraph-properties>
      <style:text-properties officeooo:paragraph-rsid="0016e6b4"/>
    </style:style>
    <style:style style:name="P37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2.887cm"/>
          <style:tab-stop style:position="2.889cm"/>
        </style:tab-stops>
      </style:paragraph-properties>
      <style:text-properties officeooo:paragraph-rsid="0016e6b4"/>
    </style:style>
    <style:style style:name="P38" style:family="paragraph" style:parent-style-name="List_20_Paragraph">
      <style:paragraph-properties fo:margin-left="0cm" fo:margin-right="0cm" fo:margin-top="0.072cm" fo:margin-bottom="0cm" style:contextual-spacing="false" fo:line-height="150%" fo:text-align="justify" style:justify-single-word="false" fo:text-indent="0cm" style:auto-text-indent="false">
        <style:tab-stops>
          <style:tab-stop style:position="2.887cm"/>
          <style:tab-stop style:position="2.889cm"/>
        </style:tab-stops>
      </style:paragraph-properties>
      <style:text-properties officeooo:paragraph-rsid="0016e6b4"/>
    </style:style>
    <style:style style:name="P39" style:family="paragraph" style:parent-style-name="List_20_Paragraph">
      <style:paragraph-properties fo:margin-left="1.637cm" fo:margin-right="0cm" fo:margin-top="0.072cm" fo:margin-bottom="0cm" style:contextual-spacing="false" fo:line-height="150%" fo:text-align="start" style:justify-single-word="false" fo:text-indent="-0.637cm" style:auto-text-indent="false">
        <style:tab-stops>
          <style:tab-stop style:position="1.662cm"/>
        </style:tab-stops>
      </style:paragraph-properties>
      <style:text-properties officeooo:paragraph-rsid="00174b86"/>
    </style:style>
    <style:style style:name="P40" style:family="paragraph" style:parent-style-name="List_20_Paragraph">
      <style:paragraph-properties fo:margin-left="0cm" fo:margin-right="0cm" fo:margin-top="0.072cm" fo:margin-bottom="0cm" style:contextual-spacing="false" fo:line-height="150%" fo:text-align="start" style:justify-single-word="false" fo:text-indent="0cm" style:auto-text-indent="false">
        <style:tab-stops>
          <style:tab-stop style:position="1.662cm"/>
        </style:tab-stops>
      </style:paragraph-properties>
      <style:text-properties officeooo:paragraph-rsid="00174b86"/>
    </style:style>
    <style:style style:name="P41" style:family="paragraph" style:parent-style-name="List_20_Paragraph">
      <style:paragraph-properties fo:margin-left="0cm" fo:margin-right="0cm" fo:margin-top="0.072cm" fo:margin-bottom="0cm" style:contextual-spacing="false" fo:line-height="150%" fo:text-align="start" style:justify-single-word="false" fo:text-indent="0cm" style:auto-text-indent="false">
        <style:tab-stops>
          <style:tab-stop style:position="1.662cm"/>
        </style:tab-stops>
      </style:paragraph-properties>
      <style:text-properties officeooo:paragraph-rsid="00277723"/>
    </style:style>
    <style:style style:name="P42" style:family="paragraph" style:parent-style-name="List_20_Paragraph">
      <style:paragraph-properties fo:margin-left="0cm" fo:margin-right="0cm" fo:margin-top="0.069cm" fo:margin-bottom="0cm" style:contextual-spacing="false" fo:line-height="150%" fo:text-align="start" style:justify-single-word="false" fo:text-indent="0cm" style:auto-text-indent="false">
        <style:tab-stops>
          <style:tab-stop style:position="1.662cm"/>
        </style:tab-stops>
      </style:paragraph-properties>
      <style:text-properties officeooo:paragraph-rsid="001dbd8a"/>
    </style:style>
    <style:style style:name="P43" style:family="paragraph" style:parent-style-name="List_20_Paragraph">
      <style:paragraph-properties fo:margin-left="0cm" fo:margin-right="0cm" fo:margin-top="0.072cm" fo:margin-bottom="0cm" style:contextual-spacing="false" fo:line-height="150%" fo:text-align="justify" style:justify-single-word="false" fo:text-indent="0cm" style:auto-text-indent="false">
        <style:tab-stops>
          <style:tab-stop style:position="1.662cm"/>
        </style:tab-stops>
      </style:paragraph-properties>
      <style:text-properties fo:font-weight="bold" officeooo:rsid="0029ad30" officeooo:paragraph-rsid="0029ad30" style:font-weight-asian="bold" style:font-weight-complex="bold"/>
    </style:style>
    <style:style style:name="P44" style:family="paragraph" style:parent-style-name="Standard">
      <style:paragraph-properties fo:margin-left="0.589cm" fo:margin-right="0cm" fo:margin-top="0.004cm" fo:margin-bottom="0cm" style:contextual-spacing="false" fo:line-height="150%" fo:text-indent="0cm" style:auto-text-indent="false"/>
      <style:text-properties officeooo:paragraph-rsid="000d461c"/>
    </style:style>
    <style:style style:name="P45" style:family="paragraph" style:parent-style-name="Standard">
      <style:paragraph-properties fo:margin-left="0.589cm" fo:margin-right="0cm" fo:line-height="150%" fo:text-indent="0cm" style:auto-text-indent="false"/>
      <style:text-properties officeooo:paragraph-rsid="000d461c"/>
    </style:style>
    <style:style style:name="P46" style:family="paragraph" style:parent-style-name="Standard">
      <style:paragraph-properties fo:margin-left="0.589cm" fo:margin-right="0.785cm" fo:line-height="150%" fo:text-align="justify" style:justify-single-word="false" fo:text-indent="0cm" style:auto-text-indent="false"/>
      <style:text-properties officeooo:paragraph-rsid="000d461c"/>
    </style:style>
    <style:style style:name="P47" style:family="paragraph" style:parent-style-name="Standard">
      <style:paragraph-properties fo:margin-left="0.637cm" fo:margin-right="0.783cm" fo:margin-top="0.002cm" fo:margin-bottom="0cm" style:contextual-spacing="false" fo:line-height="150%" fo:text-align="justify" style:justify-single-word="false" fo:text-indent="0.164cm" style:auto-text-indent="false"/>
      <style:text-properties officeooo:paragraph-rsid="000d461c"/>
    </style:style>
    <style:style style:name="P48" style:family="paragraph" style:parent-style-name="Standard">
      <style:paragraph-properties fo:margin-left="0.637cm" fo:margin-right="0.792cm" fo:margin-top="0.213cm" fo:margin-bottom="0cm" style:contextual-spacing="false" fo:line-height="150%" fo:text-align="justify" style:justify-single-word="false" fo:text-indent="0.007cm" style:auto-text-indent="false"/>
      <style:text-properties officeooo:paragraph-rsid="000d461c"/>
    </style:style>
    <style:style style:name="P49" style:family="paragraph" style:parent-style-name="Standard">
      <style:paragraph-properties fo:margin-left="0cm" fo:margin-right="0cm" fo:margin-top="0.072cm" fo:margin-bottom="0cm" style:contextual-spacing="false" fo:line-height="150%" fo:text-align="justify" style:justify-single-word="false" fo:text-indent="0cm" style:auto-text-indent="false">
        <style:tab-stops>
          <style:tab-stop style:position="2.245cm"/>
        </style:tab-stops>
      </style:paragraph-properties>
      <style:text-properties officeooo:paragraph-rsid="0018ddce"/>
    </style:style>
    <style:style style:name="P50" style:family="paragraph" style:parent-style-name="Standard">
      <style:paragraph-properties fo:margin-left="0.589cm" fo:margin-right="0cm" fo:line-height="150%" fo:text-indent="0cm" style:auto-text-indent="false"/>
      <style:text-properties style:font-name="Times New Roman" fo:font-size="12pt" fo:font-weight="bold" officeooo:paragraph-rsid="000d461c" style:font-size-asian="12pt" style:font-weight-asian="bold" style:font-name-complex="Times New Roman1" style:font-size-complex="12pt" style:font-weight-complex="bold"/>
    </style:style>
    <style:style style:name="P51" style:family="paragraph" style:parent-style-name="Text_20_body">
      <style:paragraph-properties fo:line-height="150%"/>
      <style:text-properties style:font-name="Times New Roman" fo:font-size="12pt" officeooo:paragraph-rsid="000c43fd" style:font-size-asian="12pt" style:font-size-complex="12pt"/>
    </style:style>
    <style:style style:name="P52" style:family="paragraph" style:parent-style-name="Text_20_body">
      <style:paragraph-properties fo:margin-top="0.005cm" fo:margin-bottom="0cm" style:contextual-spacing="false" fo:line-height="150%"/>
      <style:text-properties style:font-name="Times New Roman" fo:font-size="12pt" officeooo:paragraph-rsid="000c43fd" style:font-size-asian="12pt" style:font-size-complex="12pt"/>
    </style:style>
    <style:style style:name="P53" style:family="paragraph" style:parent-style-name="Text_20_body">
      <style:paragraph-properties fo:line-height="150%"/>
      <style:text-properties style:font-name="Times New Roman" fo:font-size="12pt" officeooo:paragraph-rsid="000cb35e" style:font-size-asian="12pt" style:font-name-complex="Times New Roman1" style:font-size-complex="12pt"/>
    </style:style>
    <style:style style:name="P54" style:family="paragraph" style:parent-style-name="Text_20_body">
      <style:paragraph-properties fo:margin-top="0.012cm" fo:margin-bottom="0cm" style:contextual-spacing="false" fo:line-height="150%"/>
      <style:text-properties style:font-name="Times New Roman" fo:font-size="12pt" officeooo:paragraph-rsid="000cb35e" style:font-size-asian="12pt" style:font-name-complex="Times New Roman1" style:font-size-complex="12pt"/>
    </style:style>
    <style:style style:name="P55" style:family="paragraph" style:parent-style-name="Text_20_body">
      <style:paragraph-properties fo:margin-top="0.019cm" fo:margin-bottom="0cm" style:contextual-spacing="false" fo:line-height="150%"/>
      <style:text-properties style:font-name="Times New Roman" fo:font-size="12pt" officeooo:paragraph-rsid="000d461c" style:font-size-asian="12pt" style:font-name-complex="Times New Roman1" style:font-size-complex="12pt"/>
    </style:style>
    <style:style style:name="P56" style:family="paragraph" style:parent-style-name="Text_20_body">
      <style:paragraph-properties fo:margin-top="0.014cm" fo:margin-bottom="0cm" style:contextual-spacing="false" fo:line-height="150%"/>
      <style:text-properties style:font-name="Times New Roman" fo:font-size="12pt" officeooo:paragraph-rsid="000d461c" style:font-size-asian="12pt" style:font-name-complex="Times New Roman1" style:font-size-complex="12pt"/>
    </style:style>
    <style:style style:name="P57" style:family="paragraph" style:parent-style-name="Text_20_body">
      <style:paragraph-properties fo:margin-top="0.018cm" fo:margin-bottom="0cm" style:contextual-spacing="false" fo:line-height="150%"/>
      <style:text-properties style:font-name="Times New Roman" fo:font-size="12pt" officeooo:paragraph-rsid="000d461c" style:font-size-asian="12pt" style:font-name-complex="Times New Roman1" style:font-size-complex="12pt"/>
    </style:style>
    <style:style style:name="P58" style:family="paragraph" style:parent-style-name="Text_20_body">
      <style:paragraph-properties fo:margin-left="0.637cm" fo:margin-right="0.797cm" fo:margin-top="0.21cm" fo:margin-bottom="0cm" style:contextual-spacing="false" fo:line-height="150%" fo:text-align="justify" style:justify-single-word="false" fo:text-indent="-0.048cm" style:auto-text-indent="false"/>
      <style:text-properties style:font-name="Times New Roman" fo:font-size="12pt" officeooo:paragraph-rsid="000d461c" style:font-size-asian="12pt" style:font-name-complex="Times New Roman1" style:font-size-complex="12pt"/>
    </style:style>
    <style:style style:name="P59" style:family="paragraph" style:parent-style-name="Text_20_body">
      <style:paragraph-properties fo:margin-left="0cm" fo:margin-right="0.797cm" fo:margin-top="0.21cm" fo:margin-bottom="0cm" style:contextual-spacing="false" fo:line-height="150%" fo:text-align="justify" style:justify-single-word="false" fo:text-indent="0cm" style:auto-text-indent="false"/>
      <style:text-properties style:font-name="Times New Roman" fo:font-size="12pt" officeooo:paragraph-rsid="000d461c" style:font-size-asian="12pt" style:font-name-complex="Times New Roman1" style:font-size-complex="12pt"/>
    </style:style>
    <style:style style:name="P60" style:family="paragraph" style:parent-style-name="Text_20_body">
      <style:paragraph-properties fo:margin-left="0.182cm" fo:margin-right="0cm" fo:line-height="150%" fo:text-indent="0cm" style:auto-text-indent="false"/>
      <style:text-properties style:font-name="Times New Roman" fo:font-size="12pt" officeooo:paragraph-rsid="00132bf5" style:font-size-asian="12pt" style:font-name-complex="Times New Roman1" style:font-size-complex="12pt"/>
    </style:style>
    <style:style style:name="P61" style:family="paragraph" style:parent-style-name="Text_20_body">
      <style:paragraph-properties fo:margin-left="0.393cm" fo:margin-right="0.383cm" fo:margin-top="0.279cm" fo:margin-bottom="0cm" style:contextual-spacing="false" fo:line-height="150%" fo:text-align="justify" style:justify-single-word="false" fo:text-indent="0cm" style:auto-text-indent="false"/>
      <style:text-properties officeooo:paragraph-rsid="000cb35e"/>
    </style:style>
    <style:style style:name="P62" style:family="paragraph" style:parent-style-name="Text_20_body">
      <style:paragraph-properties fo:margin-left="0.637cm" fo:margin-right="0.797cm" fo:line-height="150%" fo:text-align="justify" style:justify-single-word="false" fo:text-indent="-0.048cm" style:auto-text-indent="false"/>
      <style:text-properties officeooo:paragraph-rsid="000d461c"/>
    </style:style>
    <style:style style:name="P63" style:family="paragraph" style:parent-style-name="Text_20_body">
      <style:paragraph-properties fo:margin-left="0.637cm" fo:margin-right="0.797cm" fo:margin-top="0.21cm" fo:margin-bottom="0cm" style:contextual-spacing="false" fo:line-height="150%" fo:text-align="justify" style:justify-single-word="false" fo:text-indent="-0.048cm" style:auto-text-indent="false"/>
      <style:text-properties officeooo:paragraph-rsid="000d461c"/>
    </style:style>
    <style:style style:name="P64" style:family="paragraph" style:parent-style-name="Text_20_body">
      <style:paragraph-properties fo:margin-left="0.182cm" fo:margin-right="0cm" fo:line-height="150%" fo:text-align="justify" style:justify-single-word="false" fo:text-indent="0cm" style:auto-text-indent="false"/>
      <style:text-properties officeooo:paragraph-rsid="00132bf5"/>
    </style:style>
    <style:style style:name="P65" style:family="paragraph" style:parent-style-name="Text_20_body">
      <style:paragraph-properties fo:margin-left="0.182cm" fo:margin-right="0cm" fo:line-height="150%" fo:text-align="justify" style:justify-single-word="false" fo:text-indent="0cm" style:auto-text-indent="false"/>
      <style:text-properties officeooo:paragraph-rsid="00265f48"/>
    </style:style>
    <style:style style:name="P66" style:family="paragraph" style:parent-style-name="Text_20_body">
      <style:paragraph-properties fo:margin-left="0.182cm" fo:margin-right="0cm" fo:line-height="150%" fo:text-indent="0cm" style:auto-text-indent="false"/>
      <style:text-properties officeooo:paragraph-rsid="000f8cf9"/>
    </style:style>
    <style:style style:name="P67" style:family="paragraph" style:parent-style-name="Text_20_body">
      <style:paragraph-properties fo:margin-left="0.182cm" fo:margin-right="0cm" fo:line-height="150%" fo:text-indent="0cm" style:auto-text-indent="false"/>
      <style:text-properties officeooo:paragraph-rsid="00132bf5"/>
    </style:style>
    <style:style style:name="P68" style:family="paragraph" style:parent-style-name="Text_20_body">
      <style:paragraph-properties fo:line-height="150%"/>
      <style:text-properties officeooo:paragraph-rsid="000c43fd"/>
    </style:style>
    <style:style style:name="P69" style:family="paragraph" style:parent-style-name="Text_20_body">
      <style:paragraph-properties fo:margin-left="0.182cm" fo:margin-right="0cm" fo:line-height="150%" fo:text-align="justify" style:justify-single-word="false" fo:text-indent="0cm" style:auto-text-indent="false"/>
      <style:text-properties officeooo:rsid="0024f0ef" officeooo:paragraph-rsid="000f8cf9"/>
    </style:style>
    <style:style style:name="P70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officeooo:rsid="000c43fd"/>
    </style:style>
    <style:style style:name="T2" style:family="text">
      <style:text-properties style:font-name="Times New Roman" fo:font-size="12pt" fo:font-weight="bold" style:font-size-asian="12pt" style:font-weight-asian="bold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2pt" fo:font-weight="bold" officeooo:rsid="000c43fd" style:font-size-asian="12pt" style:font-weight-asian="bold" style:font-size-complex="12p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fo:font-weight="bold" officeooo:rsid="000c43fd" style:font-size-asian="12pt" style:font-weight-asian="bold" style:font-name-complex="Times New Roman1" style:font-size-complex="12pt"/>
    </style:style>
    <style:style style:name="T7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8" style:family="text">
      <style:text-properties style:font-name="Times New Roman" fo:font-size="12pt" fo:letter-spacing="-0.012cm" fo:font-weight="bold" style:font-size-asian="12pt" style:font-weight-asian="bold" style:font-size-complex="12pt"/>
    </style:style>
    <style:style style:name="T9" style:family="text">
      <style:text-properties style:font-name="Times New Roman" fo:font-size="12pt" fo:letter-spacing="-0.012cm" fo:font-weight="bold" style:font-size-asian="12pt" style:font-weight-asian="bold" style:font-size-complex="12pt" style:font-weight-complex="bold"/>
    </style:style>
    <style:style style:name="T10" style:family="text">
      <style:text-properties style:font-name="Times New Roman" fo:font-size="12pt" fo:letter-spacing="-0.012cm" fo:font-weight="bold" style:font-size-asian="12pt" style:font-weight-asian="bold" style:font-name-complex="Times New Roman1" style:font-size-complex="12pt" style:font-weight-complex="bold"/>
    </style:style>
    <style:style style:name="T11" style:family="text">
      <style:text-properties style:font-name="Times New Roman" fo:font-size="12pt" fo:letter-spacing="-0.012cm" style:font-size-asian="12pt" style:font-size-complex="12pt"/>
    </style:style>
    <style:style style:name="T12" style:family="text">
      <style:text-properties style:font-name="Times New Roman" fo:font-size="12pt" fo:letter-spacing="-0.012cm" style:font-size-asian="12pt" style:font-name-complex="Times New Roman1" style:font-size-complex="12pt"/>
    </style:style>
    <style:style style:name="T13" style:family="text">
      <style:text-properties style:font-name="Times New Roman" fo:font-size="12pt" fo:letter-spacing="-0.004cm" fo:font-weight="bold" style:font-size-asian="12pt" style:font-weight-asian="bold" style:font-size-complex="12pt"/>
    </style:style>
    <style:style style:name="T14" style:family="text">
      <style:text-properties style:font-name="Times New Roman" fo:font-size="12pt" fo:letter-spacing="-0.004cm" fo:font-weight="bold" officeooo:rsid="000c43fd" style:font-size-asian="12pt" style:font-weight-asian="bold" style:font-size-complex="12pt"/>
    </style:style>
    <style:style style:name="T15" style:family="text">
      <style:text-properties style:font-name="Times New Roman" fo:font-size="12pt" fo:letter-spacing="-0.004cm" fo:font-weight="bold" style:font-size-asian="12pt" style:font-weight-asian="bold" style:font-name-complex="Times New Roman1" style:font-size-complex="12pt"/>
    </style:style>
    <style:style style:name="T16" style:family="text">
      <style:text-properties style:font-name="Times New Roman" fo:font-size="12pt" fo:letter-spacing="-0.004cm" fo:font-weight="bold" officeooo:rsid="000c43fd" style:font-size-asian="12pt" style:font-weight-asian="bold" style:font-name-complex="Times New Roman1" style:font-size-complex="12pt"/>
    </style:style>
    <style:style style:name="T17" style:family="text">
      <style:text-properties style:font-name="Times New Roman" fo:font-size="12pt" fo:letter-spacing="-0.004cm" fo:font-weight="bold" style:font-size-asian="12pt" style:font-weight-asian="bold" style:font-name-complex="Times New Roman1" style:font-size-complex="12pt" style:font-weight-complex="bold"/>
    </style:style>
    <style:style style:name="T18" style:family="text">
      <style:text-properties style:font-name="Times New Roman" fo:font-size="12pt" fo:letter-spacing="-0.004cm" fo:font-weight="bold" officeooo:rsid="000cb35e" style:font-size-asian="12pt" style:font-weight-asian="bold" style:font-name-complex="Times New Roman1" style:font-size-complex="12pt" style:font-weight-complex="bold"/>
    </style:style>
    <style:style style:name="T19" style:family="text">
      <style:text-properties style:font-name="Times New Roman" fo:font-size="12pt" fo:letter-spacing="-0.004cm" fo:font-weight="bold" officeooo:rsid="00277723" style:font-size-asian="12pt" style:font-weight-asian="bold" style:font-name-complex="Times New Roman1" style:font-size-complex="12pt"/>
    </style:style>
    <style:style style:name="T20" style:family="text">
      <style:text-properties style:font-name="Times New Roman" fo:font-size="12pt" fo:letter-spacing="-0.004cm" fo:font-weight="bold" officeooo:rsid="0011725d" style:font-size-asian="12pt" style:font-weight-asian="bold" style:font-name-complex="Times New Roman1" style:font-size-complex="12pt" style:font-weight-complex="normal"/>
    </style:style>
    <style:style style:name="T21" style:family="text">
      <style:text-properties style:font-name="Times New Roman" fo:font-size="12pt" fo:letter-spacing="-0.004cm" fo:font-weight="bold" officeooo:rsid="0028cf04" style:font-size-asian="12pt" style:font-weight-asian="bold" style:font-name-complex="Times New Roman1" style:font-size-complex="12pt"/>
    </style:style>
    <style:style style:name="T22" style:family="text">
      <style:text-properties style:font-name="Times New Roman" fo:font-size="12pt" fo:letter-spacing="-0.004cm" style:font-size-asian="12pt" style:font-size-complex="12pt"/>
    </style:style>
    <style:style style:name="T23" style:family="text">
      <style:text-properties style:font-name="Times New Roman" fo:font-size="12pt" fo:letter-spacing="-0.004cm" officeooo:rsid="000c43fd" style:font-size-asian="12pt" style:font-size-complex="12pt"/>
    </style:style>
    <style:style style:name="T24" style:family="text">
      <style:text-properties style:font-name="Times New Roman" fo:font-size="12pt" fo:letter-spacing="-0.004cm" style:font-size-asian="12pt" style:font-name-complex="Times New Roman1" style:font-size-complex="12pt"/>
    </style:style>
    <style:style style:name="T25" style:family="text">
      <style:text-properties style:font-name="Times New Roman" fo:font-size="12pt" fo:letter-spacing="-0.004cm" fo:font-weight="normal" officeooo:rsid="000cb35e" style:font-size-asian="12pt" style:font-weight-asian="normal" style:font-name-complex="Times New Roman1" style:font-size-complex="12pt" style:font-weight-complex="normal"/>
    </style:style>
    <style:style style:name="T26" style:family="text">
      <style:text-properties style:font-name="Times New Roman" fo:font-size="12pt" fo:letter-spacing="-0.004cm" fo:font-style="italic" fo:font-weight="bold" officeooo:rsid="000f8cf9" style:font-size-asian="12pt" style:font-style-asian="italic" style:font-weight-asian="bold" style:font-name-complex="Times New Roman1" style:font-size-complex="12pt" style:font-weight-complex="bold"/>
    </style:style>
    <style:style style:name="T27" style:family="text">
      <style:text-properties style:font-name="Times New Roman" fo:font-size="12pt" style:font-size-asian="12pt" style:font-size-complex="12pt"/>
    </style:style>
    <style:style style:name="T28" style:family="text">
      <style:text-properties style:font-name="Times New Roman" fo:font-size="12pt" officeooo:rsid="000c43fd" style:font-size-asian="12pt" style:font-size-complex="12pt"/>
    </style:style>
    <style:style style:name="T29" style:family="text">
      <style:text-properties style:font-name="Times New Roman" fo:font-size="12pt" style:font-size-asian="12pt" style:font-name-complex="Times New Roman1" style:font-size-complex="12pt"/>
    </style:style>
    <style:style style:name="T30" style:family="text">
      <style:text-properties style:font-name="Times New Roman" fo:font-size="12pt" officeooo:rsid="000cb35e" style:font-size-asian="12pt" style:font-name-complex="Times New Roman1" style:font-size-complex="12pt"/>
    </style:style>
    <style:style style:name="T31" style:family="text">
      <style:text-properties style:font-name="Times New Roman" fo:font-size="12pt" officeooo:rsid="000d461c" style:font-size-asian="12pt" style:font-name-complex="Times New Roman1" style:font-size-complex="12pt"/>
    </style:style>
    <style:style style:name="T32" style:family="text">
      <style:text-properties style:font-name="Times New Roman" fo:font-size="12pt" fo:letter-spacing="-0.002cm" style:font-size-asian="12pt" style:font-size-complex="12pt"/>
    </style:style>
    <style:style style:name="T33" style:family="text">
      <style:text-properties style:font-name="Times New Roman" fo:font-size="12pt" fo:letter-spacing="-0.002cm" style:font-size-asian="12pt" style:font-name-complex="Times New Roman1" style:font-size-complex="12pt"/>
    </style:style>
    <style:style style:name="T34" style:family="text">
      <style:text-properties style:font-name="Times New Roman" fo:font-size="12pt" fo:letter-spacing="-0.002cm" fo:font-weight="bold" officeooo:rsid="000cb35e" style:font-size-asian="12pt" style:font-weight-asian="bold" style:font-name-complex="Times New Roman1" style:font-size-complex="12pt" style:font-weight-complex="bold"/>
    </style:style>
    <style:style style:name="T35" style:family="text">
      <style:text-properties style:font-name="Times New Roman" fo:font-size="12pt" fo:letter-spacing="-0.002cm" fo:font-style="italic" fo:font-weight="bold" officeooo:rsid="000f8cf9" style:font-size-asian="12pt" style:font-style-asian="italic" style:font-weight-asian="bold" style:font-name-complex="Times New Roman1" style:font-size-complex="12pt" style:font-weight-complex="bold"/>
    </style:style>
    <style:style style:name="T36" style:family="text">
      <style:text-properties style:font-name="Times New Roman" fo:font-size="12pt" fo:letter-spacing="-0.007cm" style:font-size-asian="12pt" style:font-size-complex="12pt"/>
    </style:style>
    <style:style style:name="T37" style:family="text">
      <style:text-properties style:font-name="Times New Roman" fo:font-size="12pt" fo:letter-spacing="-0.007cm" officeooo:rsid="000c43fd" style:font-size-asian="12pt" style:font-size-complex="12pt"/>
    </style:style>
    <style:style style:name="T38" style:family="text">
      <style:text-properties style:font-name="Times New Roman" fo:font-size="12pt" fo:letter-spacing="-0.007cm" fo:font-weight="bold" style:font-size-asian="12pt" style:font-weight-asian="bold" style:font-name-complex="Times New Roman1" style:font-size-complex="12pt"/>
    </style:style>
    <style:style style:name="T39" style:family="text">
      <style:text-properties style:font-name="Times New Roman" fo:font-size="12pt" fo:letter-spacing="-0.007cm" fo:font-style="normal" fo:font-weight="normal" officeooo:rsid="000cb35e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0" style:family="text">
      <style:text-properties style:font-name="Times New Roman" fo:font-size="12pt" fo:letter-spacing="-0.005cm" style:font-size-asian="12pt" style:font-size-complex="12pt"/>
    </style:style>
    <style:style style:name="T41" style:family="text">
      <style:text-properties style:font-name="Times New Roman" fo:font-size="12pt" fo:letter-spacing="-0.005cm" fo:font-weight="bold" style:font-size-asian="12pt" style:font-weight-asian="bold" style:font-name-complex="Times New Roman1" style:font-size-complex="12pt"/>
    </style:style>
    <style:style style:name="T42" style:family="text">
      <style:text-properties style:font-name="Times New Roman" fo:font-size="12pt" fo:letter-spacing="-0.005cm" fo:font-weight="bold" style:font-size-asian="12pt" style:font-weight-asian="bold" style:font-name-complex="Times New Roman1" style:font-size-complex="12pt" style:font-weight-complex="bold"/>
    </style:style>
    <style:style style:name="T43" style:family="text">
      <style:text-properties style:font-name="Times New Roman" fo:font-size="12pt" fo:letter-spacing="-0.009cm" fo:font-weight="bold" style:font-size-asian="12pt" style:font-weight-asian="bold" style:font-name-complex="Times New Roman1" style:font-size-complex="12pt"/>
    </style:style>
    <style:style style:name="T44" style:family="text">
      <style:text-properties style:font-name="Times New Roman" fo:font-size="12pt" fo:letter-spacing="-0.009cm" fo:font-weight="bold" officeooo:rsid="000cb35e" style:font-size-asian="12pt" style:font-weight-asian="bold" style:font-name-complex="Times New Roman1" style:font-size-complex="12pt" style:font-weight-complex="bold"/>
    </style:style>
    <style:style style:name="T45" style:family="text">
      <style:text-properties style:font-name="Times New Roman" fo:font-size="12pt" fo:letter-spacing="-0.009cm" style:font-size-asian="12pt" style:font-name-complex="Times New Roman1" style:font-size-complex="12pt"/>
    </style:style>
    <style:style style:name="T46" style:family="text">
      <style:text-properties style:font-name="Times New Roman" fo:font-size="12pt" fo:letter-spacing="-0.011cm" style:font-size-asian="12pt" style:font-size-complex="12pt"/>
    </style:style>
    <style:style style:name="T47" style:family="text">
      <style:text-properties style:font-name="Times New Roman" fo:font-size="12pt" fo:letter-spacing="-0.011cm" style:font-size-asian="12pt" style:font-name-complex="Times New Roman1" style:font-size-complex="12pt"/>
    </style:style>
    <style:style style:name="T48" style:family="text">
      <style:text-properties style:font-name="Times New Roman" fo:font-size="12pt" fo:letter-spacing="-0.011cm" officeooo:rsid="000d461c" style:font-size-asian="12pt" style:font-name-complex="Times New Roman1" style:font-size-complex="12pt"/>
    </style:style>
    <style:style style:name="T49" style:family="text">
      <style:text-properties style:font-name="Times New Roman" fo:font-size="12pt" fo:letter-spacing="-0.011cm" fo:font-weight="bold" style:font-size-asian="12pt" style:font-weight-asian="bold" style:font-size-complex="12pt"/>
    </style:style>
    <style:style style:name="T50" style:family="text">
      <style:text-properties style:font-name="Times New Roman" fo:font-size="12pt" fo:letter-spacing="-0.011cm" fo:font-weight="bold" style:font-size-asian="12pt" style:font-weight-asian="bold" style:font-name-complex="Times New Roman1" style:font-size-complex="12pt" style:font-weight-complex="bold"/>
    </style:style>
    <style:style style:name="T51" style:family="text">
      <style:text-properties style:font-name="Times New Roman" fo:font-size="12pt" fo:letter-spacing="-0.018cm" fo:font-weight="bold" style:font-size-asian="12pt" style:font-weight-asian="bold" style:font-size-complex="12pt"/>
    </style:style>
    <style:style style:name="T52" style:family="text">
      <style:text-properties style:font-name="Times New Roman" fo:font-size="12pt" fo:letter-spacing="-0.018cm" style:font-size-asian="12pt" style:font-size-complex="12pt"/>
    </style:style>
    <style:style style:name="T53" style:family="text">
      <style:text-properties style:font-name="Times New Roman" fo:font-size="12pt" fo:letter-spacing="-0.021cm" style:font-size-asian="12pt" style:font-size-complex="12pt"/>
    </style:style>
    <style:style style:name="T54" style:family="text">
      <style:text-properties style:font-name="Times New Roman" fo:font-size="12pt" fo:letter-spacing="-0.021cm" fo:font-weight="bold" style:font-size-asian="12pt" style:font-weight-asian="bold" style:font-name-complex="Times New Roman1" style:font-size-complex="12pt" style:font-weight-complex="bold"/>
    </style:style>
    <style:style style:name="T55" style:family="text">
      <style:text-properties style:font-name="Times New Roman" fo:font-size="12pt" fo:letter-spacing="-0.016cm" style:font-size-asian="12pt" style:font-size-complex="12pt"/>
    </style:style>
    <style:style style:name="T56" style:family="text">
      <style:text-properties style:font-name="Times New Roman" fo:font-size="12pt" fo:letter-spacing="-0.016cm" fo:font-weight="bold" style:font-size-asian="12pt" style:font-weight-asian="bold" style:font-name-complex="Times New Roman1" style:font-size-complex="12pt" style:font-weight-complex="bold"/>
    </style:style>
    <style:style style:name="T57" style:family="text">
      <style:text-properties style:font-name="Times New Roman" fo:font-size="12pt" fo:letter-spacing="-0.019cm" style:font-size-asian="12pt" style:font-size-complex="12pt"/>
    </style:style>
    <style:style style:name="T58" style:family="text">
      <style:text-properties style:font-name="Times New Roman" fo:font-size="12pt" fo:letter-spacing="-0.019cm" style:font-size-asian="12pt" style:font-name-complex="Times New Roman1" style:font-size-complex="12pt"/>
    </style:style>
    <style:style style:name="T59" style:family="text">
      <style:text-properties style:font-name="Times New Roman" fo:font-size="12pt" fo:letter-spacing="0.071cm" style:font-size-asian="12pt" style:font-size-complex="12pt"/>
    </style:style>
    <style:style style:name="T60" style:family="text">
      <style:text-properties style:font-name="Times New Roman" fo:font-size="12pt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61" style:family="text">
      <style:text-properties style:font-name="Times New Roman" fo:font-size="12pt" fo:letter-spacing="-0.025cm" fo:font-weight="bold" style:font-size-asian="12pt" style:font-weight-asian="bold" style:font-name-complex="Times New Roman1" style:font-size-complex="12pt" style:font-weight-complex="bold"/>
    </style:style>
    <style:style style:name="T62" style:family="text">
      <style:text-properties style:font-name="Times New Roman" fo:font-size="12pt" fo:letter-spacing="-0.023cm" fo:font-weight="bold" style:font-size-asian="12pt" style:font-weight-asian="bold" style:font-name-complex="Times New Roman1" style:font-size-complex="12pt" style:font-weight-complex="bold"/>
    </style:style>
    <style:style style:name="T63" style:family="text">
      <style:text-properties style:font-name="Times New Roman" fo:font-size="12pt" fo:letter-spacing="0.141cm" style:font-size-asian="12pt" style:font-name-complex="Times New Roman1" style:font-size-complex="12pt"/>
    </style:style>
    <style:style style:name="T64" style:family="text">
      <style:text-properties style:font-name="Times New Roman" fo:font-size="12pt" fo:letter-spacing="-0.014cm" style:font-size-asian="12pt" style:font-name-complex="Times New Roman1" style:font-size-complex="12pt"/>
    </style:style>
    <style:style style:name="T65" style:family="text">
      <style:text-properties officeooo:rsid="00265f48"/>
    </style:style>
    <style:style style:name="gr1" style:family="graphic">
      <style:graphic-properties draw:stroke="none" svg:stroke-width="0cm" draw:fill="solid" draw:fill-color="#000000" draw:textarea-vertical-align="top" draw:auto-grow-height="false" fo:min-height="0cm" fo:min-width="0cm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2"/>
      <text:p text:style-name="P12" loext:marker-style-name="T2"><text:span text:style-name="T13">Certificación</text:span></text:p>
      <text:p text:style-name="P68" loext:marker-style-name="T2"/>
      <text:p text:style-name="P68" loext:marker-style-name="T2"/>
      <text:p text:style-name="P15" loext:marker-style-name="T27">Loja, <text:span text:style-name="T1">19</text:span><text:span text:style-name="T22"> </text:span><text:span text:style-name="T27">de</text:span><text:span text:style-name="T22"> </text:span><text:span text:style-name="T23">enero</text:span><text:span text:style-name="T32"> </text:span><text:span text:style-name="T27">de</text:span><text:span text:style-name="T22"> </text:span><text:span text:style-name="T36">202</text:span><text:span text:style-name="T37">4</text:span></text:p>
      <text:p text:style-name="P51" loext:marker-style-name="T27"/>
      <text:p text:style-name="P15" loext:marker-style-name="T27"><text:span text:style-name="T22">Ing. Andres R. Navas Castellanos, MG. Sc</text:span></text:p>
      <text:p text:style-name="P15" loext:marker-style-name="T2"><text:span text:style-name="T2">DIRECTOR</text:span><text:span text:style-name="T8"> </text:span><text:span text:style-name="T2">DEL</text:span><text:span text:style-name="T8"> </text:span><text:span text:style-name="T2">TRABAJO</text:span><text:span text:style-name="T8"> </text:span><text:span text:style-name="T2">DE</text:span><text:span text:style-name="T8"> </text:span><text:span text:style-name="T14">TITULACIÓN</text:span></text:p>
      <text:p text:style-name="P16" loext:marker-style-name="T2"><text:span text:style-name="T2"/></text:p>
      <text:p text:style-name="P16" loext:marker-style-name="T2"><text:span text:style-name="T13"/></text:p>
      <text:p text:style-name="P16" loext:marker-style-name="T13"><text:span text:style-name="T13">CERTIFICO:</text:span></text:p>
      <text:p text:style-name="P2" loext:marker-style-name="T2"/>
      <text:p text:style-name="P6" loext:marker-style-name="T27"><text:span text:style-name="T27">Que he revisado y orientado todo el proceso de elaboración del Trabajo de Integración</text:span><text:span text:style-name="T40"> </text:span><text:span text:style-name="T27">Curricular</text:span><text:span text:style-name="T36"> </text:span><text:span text:style-name="T27">denominado: </text:span><text:span text:style-name="T3">Desarrollo de una Plataforma de Evaluación Docente para la escuela pública “Miguel Riofrio” de la ciudad de Loja</text:span><text:span text:style-name="T2">, </text:span><text:span text:style-name="T27">previo a la obtención</text:span><text:span text:style-name="T46"> </text:span><text:span text:style-name="T27">del</text:span><text:span text:style-name="T46"> </text:span><text:span text:style-name="T27">título</text:span><text:span text:style-name="T11"> </text:span><text:span text:style-name="T27">de</text:span><text:span text:style-name="T11"> </text:span><text:span text:style-name="T9">Ingeniero en Sistemas</text:span><text:span text:style-name="T2">,</text:span><text:span text:style-name="T49"> </text:span><text:span text:style-name="T27">de la autoría de</text:span><text:span text:style-name="T28">l</text:span><text:span text:style-name="T27"> estudiante </text:span><text:span text:style-name="T4">Luis Miguel Negrón Mendoza</text:span><text:span text:style-name="T27">, con </text:span><text:span text:style-name="T2">cédula de identidad </text:span><text:span text:style-name="T3">Nro</text:span><text:span text:style-name="T27">.</text:span><text:span text:style-name="T2">1</text:span><text:span text:style-name="T4">150168613</text:span><text:span text:style-name="T2">,</text:span><text:span text:style-name="T51"> </text:span><text:span text:style-name="T27">una</text:span><text:span text:style-name="T53"> </text:span><text:span text:style-name="T27">vez</text:span><text:span text:style-name="T55"> </text:span><text:span text:style-name="T27">que</text:span><text:span text:style-name="T53"> </text:span><text:span text:style-name="T27">el</text:span><text:span text:style-name="T52"> </text:span><text:span text:style-name="T27">trabajo</text:span><text:span text:style-name="T52"> </text:span><text:span text:style-name="T27">cumple</text:span><text:span text:style-name="T53"> </text:span><text:span text:style-name="T27">con</text:span><text:span text:style-name="T57"> </text:span><text:span text:style-name="T27">todos</text:span><text:span text:style-name="T52"> </text:span><text:span text:style-name="T27">los</text:span><text:span text:style-name="T52"> </text:span><text:span text:style-name="T27">requisitos</text:span><text:span text:style-name="T52"> </text:span><text:span text:style-name="T27">exigidos</text:span><text:span text:style-name="T59"> </text:span><text:span text:style-name="T27">por la Universidad Nacional de Loja, para el efecto, autorizo</text:span><text:span text:style-name="T59"> </text:span><text:span text:style-name="T27">la presentación del mismo para su respectiva sustentación y defensa.</text:span></text:p>
      <text:p text:style-name="P51" loext:marker-style-name="T27"/>
      <text:p text:style-name="P51" loext:marker-style-name="T27"/>
      <text:p text:style-name="P51" loext:marker-style-name="T27"/>
      <text:p text:style-name="P51" loext:marker-style-name="T27"/>
      <text:p text:style-name="P52" loext:marker-style-name="T27"/>
      <text:p text:style-name="P52" loext:marker-style-name="T27"/>
      <text:p text:style-name="P52" loext:marker-style-name="T27"/>
      <text:p text:style-name="P52" loext:marker-style-name="T27"/>
      <text:p text:style-name="P15" loext:marker-style-name="T27"><text:span text:style-name="T22">Ing. Andres R. Navas Castellanos, MG. Sc</text:span></text:p>
      <text:p text:style-name="P7" loext:marker-style-name="T2"><text:span text:style-name="T2">DIRECTOR</text:span><text:span text:style-name="T8"> </text:span><text:span text:style-name="T2">DEL</text:span><text:span text:style-name="T8"> </text:span><text:span text:style-name="T2">TRABAJO</text:span><text:span text:style-name="T8"> </text:span><text:span text:style-name="T2">DE</text:span><text:span text:style-name="T8"> </text:span><text:span text:style-name="T14">TITULACIÓN</text:span></text:p>
      <text:p text:style-name="P7" loext:marker-style-name="T2"><text:span text:style-name="T14"/></text:p>
      <text:p text:style-name="P7" loext:marker-style-name="T2"><text:span text:style-name="T14"/></text:p>
      <text:p text:style-name="P7" loext:marker-style-name="T2"><text:span text:style-name="T17"/></text:p>
      <text:p text:style-name="P13" loext:marker-style-name="T7"><text:soft-page-break/><text:span text:style-name="T17">Autoría</text:span></text:p>
      <text:p text:style-name="P13" loext:marker-style-name="T7"><text:span text:style-name="T17"/></text:p>
      <text:p text:style-name="P13" loext:marker-style-name="T7"><text:span text:style-name="T17"/></text:p>
      <text:p text:style-name="P61" loext:marker-style-name="T29"><text:span text:style-name="T29">Yo, </text:span><text:span text:style-name="T6">Luis Miguel Negrón Mendoza</text:span><text:span text:style-name="T29">, declaro ser autor del presente Trabajo de Titulación y</text:span><text:span text:style-name="T58"> </text:span><text:span text:style-name="T29">eximo expresamente a la Universidad Nacional de Loja y a sus representantes jurídicos, de posibles reclamos y acciones legales, por el contenido del mismo.</text:span><text:span text:style-name="T33"> </text:span><text:span text:style-name="T29">Adicionalmente acepto y autorizo a la</text:span><text:span text:style-name="T33"> </text:span><text:span text:style-name="T29">Universidad</text:span><text:span text:style-name="T24"> </text:span><text:span text:style-name="T29">Nacional</text:span><text:span text:style-name="T33"> </text:span><text:span text:style-name="T29">de Loja la publicación de mi Trabajo de Titulación, en el Repositorio Digital Institucional – Biblioteca Virtual.</text:span></text:p>
      <text:p text:style-name="P53" loext:marker-style-name="T29"/>
      <text:p text:style-name="P53" loext:marker-style-name="T29"/>
      <text:p text:style-name="P53" loext:marker-style-name="T29"/>
      <text:p text:style-name="P54" loext:marker-style-name="T29"/>
      <text:p text:style-name="P54" loext:marker-style-name="T29"/>
      <text:p text:style-name="P54" loext:marker-style-name="T29"/>
      <text:p text:style-name="P8" loext:marker-style-name="T5"><text:span text:style-name="T15"><text:s/>Firma: </text:span></text:p>
      <text:p text:style-name="P8" loext:marker-style-name="T5"><text:span text:style-name="T15"/></text:p>
      <text:p text:style-name="P8" loext:marker-style-name="T5"><text:span text:style-name="T15"/></text:p>
      <text:p text:style-name="P8" loext:marker-style-name="T5"><text:span text:style-name="T15"/></text:p>
      <text:p text:style-name="P8" loext:marker-style-name="T5"><text:span text:style-name="T15"/></text:p>
      <text:p text:style-name="P8" loext:marker-style-name="T5"><text:span text:style-name="T15"/></text:p>
      <text:p text:style-name="P8" loext:marker-style-name="T5"><text:span text:style-name="T15"/></text:p>
      <text:p text:style-name="P9" loext:marker-style-name="T5"><text:span text:style-name="T5"><text:s text:c="5"/>Cédula</text:span><text:span text:style-name="T41"> </text:span><text:span text:style-name="T5">de</text:span><text:span text:style-name="T41"> </text:span><text:span text:style-name="T15">identidad: </text:span><text:span text:style-name="T25">1150168613</text:span></text:p>
      <text:p text:style-name="P10" loext:marker-style-name="T29"><text:span text:style-name="T5"><text:s text:c="3"/>Fecha:</text:span><text:span text:style-name="T38"> </text:span><text:span text:style-name="T39">19/01/2023</text:span><text:span text:style-name="T60"> </text:span><text:span text:style-name="T5"><text:s text:c="11"/></text:span></text:p>
      <text:p text:style-name="P10" loext:marker-style-name="T29"><text:span text:style-name="T5"><text:s text:c="3"/>Correo electrónico: </text:span><text:span text:style-name="T30">luis.negron@unl.edu.ec</text:span></text:p>
      <text:p text:style-name="P11" loext:marker-style-name="T5"><text:span text:style-name="T16"><text:s text:c="2"/>Teléfono: </text:span><text:span text:style-name="T25">0968506274</text:span></text:p>
      <text:p text:style-name="P11" loext:marker-style-name="T5"><text:span text:style-name="T25"/></text:p>
      <text:p text:style-name="P11" loext:marker-style-name="T5"><text:span text:style-name="T25"/></text:p>
      <text:p text:style-name="P11" loext:marker-style-name="T5"><text:span text:style-name="T25"/></text:p>
      <text:p text:style-name="P11" loext:marker-style-name="T5"><text:span text:style-name="T25"/></text:p>
      <text:p text:style-name="P11" loext:marker-style-name="T5"><text:span text:style-name="T25"/></text:p>
      <text:p text:style-name="P11" loext:marker-style-name="T5"><text:span text:style-name="T17"/></text:p>
      <text:p text:style-name="P11" loext:marker-style-name="T5"><text:span text:style-name="T17"/></text:p>
      <text:p text:style-name="P46" loext:marker-style-name="T7"><draw:custom-shape text:anchor-type="char" draw:z-index="0" draw:name="docshape8" draw:style-name="gr1" draw:text-style-name="P70" svg:width="0.103cm" svg:height="0.031cm" svg:x="10.428cm" svg:y="0.29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text:span text:style-name="T17">Carta</text:span><text:span text:style-name="T50"> </text:span><text:span text:style-name="T17">de</text:span><text:span text:style-name="T10"> </text:span><text:span text:style-name="T17">autorización</text:span><text:span text:style-name="T42"> </text:span><text:span text:style-name="T17">por</text:span><text:span text:style-name="T56"> </text:span><text:span text:style-name="T17">parte</text:span><text:span text:style-name="T10"> </text:span><text:span text:style-name="T17">del</text:span><text:span text:style-name="T42"> </text:span><text:span text:style-name="T17">autor,</text:span><text:span text:style-name="T50"> </text:span><text:span text:style-name="T17">para</text:span><text:span text:style-name="T42"> </text:span><text:span text:style-name="T17">consulta,</text:span><text:span text:style-name="T56"> </text:span><text:span text:style-name="T17">reproducción</text:span><text:span text:style-name="T56"> </text:span><text:span text:style-name="T17">parcial o total </text:span><text:span text:style-name="T7">y/o</text:span><text:span text:style-name="T61"> </text:span><text:span text:style-name="T7">publicación</text:span><text:span text:style-name="T61"> </text:span><text:span text:style-name="T7">electrónica</text:span><text:span text:style-name="T62"> </text:span><text:span text:style-name="T7">del</text:span><text:span text:style-name="T61"> </text:span><text:span text:style-name="T7">texto</text:span><text:span text:style-name="T62"> </text:span><text:span text:style-name="T7">completo,</text:span><text:span text:style-name="T61"> </text:span><text:span text:style-name="T7">del</text:span><text:span text:style-name="T62"> </text:span><text:span text:style-name="T7">Trabajo</text:span><text:span text:style-name="T61"> </text:span><text:span text:style-name="T7">de Titulación.</text:span></text:p>
      <text:p text:style-name="P46" loext:marker-style-name="T7"><text:span text:style-name="T7"/></text:p>
      <text:p text:style-name="P55" loext:marker-style-name="T29"/>
      <text:p text:style-name="P47" loext:marker-style-name="T29"><text:span text:style-name="T29">Yo, </text:span><text:span text:style-name="T6">Luis Miguel Negrón Mendoza</text:span><text:span text:style-name="T29">, declaro ser autor del Trabajo de Titulación denominado: </text:span><text:span text:style-name="T7">Desarrollo de una Plataforma de Evaluación Docente para la escuela pública “Miguel Riofrio” de la ciudad de Loja</text:span><text:span text:style-name="T5">, </text:span><text:span text:style-name="T29">como requisito para optar por el título de </text:span><text:span text:style-name="T10">Ingeniero en Sistemas</text:span><text:span text:style-name="T5">, </text:span><text:span text:style-name="T29">autorizo al sistema Bibliotecario de la Universidad Nacional de Loja para que, con fines académicos, muestre la producción intelectual de la Universidad, a</text:span><text:span text:style-name="T33"> </text:span><text:span text:style-name="T29">través de la visibilidad de su contenido en el Repositorio Institucional.</text:span></text:p>
      <text:p text:style-name="P56" loext:marker-style-name="T29"/>
      <text:p text:style-name="P62" loext:marker-style-name="T29"><text:span text:style-name="T29">Los usuarios pueden consultar el contenido de este trabajo en el Repositorio Institucional, en las redes de información del país y del exterior con las cuales tenga convenio la </text:span><text:span text:style-name="T24">Universidad.</text:span></text:p>
      <text:p text:style-name="P48" loext:marker-style-name="T29"><text:span text:style-name="T29">La Universidad Nacional de Loja, no se responsabiliza por el plagio o copia del Trabajo de Integración Curricular o de Titulación</text:span><text:span text:style-name="T63"> </text:span><text:span text:style-name="T29">que realice un tercero.</text:span></text:p>
      <text:p text:style-name="P63" loext:marker-style-name="T29"><text:span text:style-name="T29">Para</text:span><text:span text:style-name="T47"> </text:span><text:span text:style-name="T29">constancia</text:span><text:span text:style-name="T47"> </text:span><text:span text:style-name="T29">de</text:span><text:span text:style-name="T12"> </text:span><text:span text:style-name="T29">esta</text:span><text:span text:style-name="T47"> </text:span><text:span text:style-name="T29">autorización,</text:span><text:span text:style-name="T64"> suscribo, </text:span><text:span text:style-name="T29">en</text:span><text:span text:style-name="T47"> </text:span><text:span text:style-name="T29">la</text:span><text:span text:style-name="T47"> </text:span><text:span text:style-name="T29">ciudad</text:span><text:span text:style-name="T47"> </text:span><text:span text:style-name="T29">de</text:span><text:span text:style-name="T45"> </text:span><text:span text:style-name="T29">Loja,</text:span><text:span text:style-name="T47"> </text:span><text:span text:style-name="T29">a</text:span><text:span text:style-name="T47"> </text:span><text:span text:style-name="T29">los</text:span><text:span text:style-name="T47"> </text:span><text:span text:style-name="T48">diecinueve</text:span><text:span text:style-name="T45"> </text:span><text:span text:style-name="T29">días</text:span><text:span text:style-name="T47"> </text:span><text:span text:style-name="T29">del</text:span><text:span text:style-name="T64"> </text:span><text:span text:style-name="T29">mes</text:span><text:span text:style-name="T45"> </text:span><text:span text:style-name="T29">de </text:span><text:span text:style-name="T31">enero</text:span><text:span text:style-name="T12"> </text:span><text:span text:style-name="T29">de</text:span><text:span text:style-name="T45"> </text:span><text:span text:style-name="T29">dos mil veinti</text:span><text:span text:style-name="T31">cuatro</text:span><text:span text:style-name="T29">.</text:span></text:p>
      <text:p text:style-name="P58" loext:marker-style-name="T29"/>
      <text:p text:style-name="P58" loext:marker-style-name="T29"/>
      <text:p text:style-name="P59" loext:marker-style-name="T29"/>
      <text:p text:style-name="P57" loext:marker-style-name="T29"/>
      <text:h text:style-name="P20" text:outline-level="3" loext:marker-style-name="T7"><text:span text:style-name="T17">Firma:</text:span></text:h>
      <text:p text:style-name="P44" loext:marker-style-name="T7"><text:span text:style-name="T17">Autor/a:</text:span></text:p>
      <text:p text:style-name="P45" loext:marker-style-name="T7"><text:span text:style-name="T17">Cédula de identidad:</text:span></text:p>
      <text:p text:style-name="P45" loext:marker-style-name="T7"><text:span text:style-name="T17">Dirección:</text:span></text:p>
      <text:p text:style-name="P45" loext:marker-style-name="T7"><text:span text:style-name="T17">Correo</text:span><text:span text:style-name="T50"> </text:span><text:span text:style-name="T17">electrónico:</text:span></text:p>
      <text:p text:style-name="P45" loext:marker-style-name="T17"><text:span text:style-name="T17">Teléfono:</text:span></text:p>
      <text:p text:style-name="P50" loext:marker-style-name="T7"/>
      <text:p text:style-name="P50" loext:marker-style-name="T7"/>
      <text:h text:style-name="P21" text:outline-level="3" loext:marker-style-name="T17"><text:span text:style-name="T17">DATOS</text:span><text:span text:style-name="T54"> </text:span><text:span text:style-name="T17">COMPLEMENTARIOS: <text:s/></text:span></text:h>
      <text:h text:style-name="P22" text:outline-level="3" loext:marker-style-name="T17"><text:span text:style-name="T18">Director del Trabajo</text:span><text:span text:style-name="T34"> </text:span><text:span text:style-name="T18">de</text:span><text:span text:style-name="T44"> </text:span><text:span text:style-name="T18">Titulación: </text:span><text:span text:style-name="T25">Ing. Andres R. Navas Castellanos, MG. Sc</text:span></text:h>
      <text:h text:style-name="P22" text:outline-level="3" loext:marker-style-name="T17"><text:span text:style-name="T20"/></text:h>
      <text:p text:style-name="P17" loext:marker-style-name="T5"><text:soft-page-break/><text:span text:style-name="T15">Dedicatoria</text:span></text:p>
      <text:p text:style-name="P17" loext:marker-style-name="T5"><text:span text:style-name="T15"/></text:p>
      <text:p text:style-name="P17" loext:marker-style-name="T5"><text:span text:style-name="T15"/></text:p>
      <text:p text:style-name="P66" loext:marker-style-name="T29"><text:span text:style-name="T24"/></text:p>
      <text:p text:style-name="P69" loext:marker-style-name="T29"><text:span text:style-name="T24">Dedico el presente Trabajo de Titulación con profundo aprecio a mi querida madre, Isabel Mendoza, quien ha sido el sustento y motivación fundamental en la consecución de mis actividades académicas. A mi estimado padre, cuya guía constante ha sido un faro de luz en mi trayectoria, marcada por su ejemplo y valentía para enfrentar los desafíos de la vida.</text:span></text:p>
      <text:p text:style-name="P69" loext:marker-style-name="T29"><text:span text:style-name="T24">A mis hermanos, Juan y Silvana, les agradezco por acompañarme en mis aciertos y errores, brindándome su apoyo constante y aliento necesario para continuar en mi carrera profesional. Expreso mi gratitud a mis amigos y colegas, cuyas palabras de estímulo han sido un impulso determinante para alcanzar mis metas.</text:span></text:p>
      <text:p text:style-name="P69" loext:marker-style-name="T29"><text:span text:style-name="T24">A mi pareja, agradezco su apoyo incondicional en momentos difíciles, así como el estímulo continuo que ha despertado en mí el deseo de crecer en mi vida profesional. A todos quienes, de alguna manera, contribuyeron a mi desarrollo académico y personal, les extiendo mi sincero agradecimiento.</text:span></text:p>
      <text:p text:style-name="P3"/>
      <text:p text:style-name="P3"/>
      <text:p text:style-name="P3"/>
      <text:p text:style-name="P3"/>
      <text:p text:style-name="P3"/>
      <text:p text:style-name="P4">Luis Miguel Negrón Mendoz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"><text:span text:style-name="T15"/></text:p>
      <text:p text:style-name="P18"><text:span text:style-name="T15"/></text:p>
      <text:p text:style-name="P14" loext:marker-style-name="T5"><text:soft-page-break/><text:span text:style-name="T15">Agradecimiento</text:span></text:p>
      <text:p text:style-name="P19" loext:marker-style-name="T5"><text:span text:style-name="T15"/></text:p>
      <text:p text:style-name="P19" loext:marker-style-name="T5"><text:span text:style-name="T15"/></text:p>
      <text:p text:style-name="P67" loext:marker-style-name="T24"><text:span text:style-name="T24"/></text:p>
      <text:p text:style-name="P64" loext:marker-style-name="T24"><text:span text:style-name="T24">En primer lugar, deseo expresar mi profunda gratitud a Dios y a mis padres, quienes han sido mi constante guía y apoyo a lo largo de esta travesía académica. Su paciencia, sabios consejos y apoyo incondicional han sido la fuerza que necesitaba para tomar decisiones fundamentales.</text:span></text:p>
      <text:p text:style-name="P65" loext:marker-style-name="T24"><text:span text:style-name="T24">Agradezco sinceramente a mi tutor académico y director de Trabajo de Titulación, el Ing. Andres R. Navas Castellanos, cuyos valiosos conocimientos y dirección han sido esenciales para el éxito de este trabajo. Su orientación ha sido una brújula confiable en este viaje académico.</text:span></text:p>
      <text:p text:style-name="P65" loext:marker-style-name="T24">Finalmente, quiero expresar mi agradecimiento a toda la distinguida planta docente y al personal administrativo de la Carrera de <text:span text:style-name="T65">Ingeniería en sistemas y Computación</text:span> de la Universidad <text:span text:style-name="T65">Nacional de Loja</text:span>. Sus conocimientos, experiencias compartidas y dedicación han enriquecido significativamente mi trayectoria universitaria.</text:p>
      <text:p text:style-name="P65" loext:marker-style-name="T24">Este trabajo no habría sido posible sin el apoyo generoso de todas estas personas, a quienes les estoy eternamente agradecido.</text:p>
      <text:p text:style-name="P60" loext:marker-style-name="T29"/>
      <text:p text:style-name="P60" loext:marker-style-name="T29"/>
      <text:p text:style-name="P60" loext:marker-style-name="T29"/>
      <text:p text:style-name="P5">Luis Miguel Negrón Mendoz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7" loext:marker-style-name="T29"><text:soft-page-break/><text:span text:style-name="T26">Índice de contenidos</text:span></text:p>
      <text:p text:style-name="P27" loext:marker-style-name="T29"><text:span text:style-name="T26"/></text:p>
      <text:list text:style-name="WWNum6">
        <text:list-item>
          <text:list>
            <text:list-header>
              <text:p text:style-name="P34" loext:marker-style-name="T7"><text:span text:style-name="T26"/></text:p>
              <text:p text:style-name="P34" loext:marker-style-name="T7"><text:span text:style-name="T26"/></text:p>
            </text:list-header>
          </text:list>
        </text:list-item>
      </text:list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list text:continue-numbering="true" text:style-name="WWNum6">
        <text:list-item>
          <text:list>
            <text:list-header>
              <text:p text:style-name="P34" loext:marker-style-name="T7"><text:soft-page-break/><text:span text:style-name="T26">Índice de</text:span><text:span text:style-name="T35"> </text:span><text:span text:style-name="T26">tablas</text:span></text:p>
            </text:list-header>
          </text:list>
        </text:list-item>
      </text:list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p text:style-name="P37" loext:marker-style-name="T7"><text:span text:style-name="T26"/></text:p>
      <text:list text:continue-numbering="true" text:style-name="WWNum6">
        <text:list-item>
          <text:list>
            <text:list-header>
              <text:p text:style-name="P35" loext:marker-style-name="T7"><text:soft-page-break/><text:span text:style-name="T26">Índice de</text:span><text:span text:style-name="T35"> </text:span><text:span text:style-name="T26">figuras</text:span></text:p>
            </text:list-header>
          </text:list>
        </text:list-item>
      </text:list>
      <text:p text:style-name="P38" loext:marker-style-name="T7"><text:span text:style-name="T26"/></text:p>
      <text:p text:style-name="P38" loext:marker-style-name="T7"><text:span text:style-name="T26"/></text:p>
      <text:p text:style-name="P38" loext:marker-style-name="T7"><text:span text:style-name="T26"/></text:p>
      <text:p text:style-name="P38" loext:marker-style-name="T7"><text:span text:style-name="T26"/></text:p>
      <text:p text:style-name="P38" loext:marker-style-name="T7"><text:span text:style-name="T26"/></text:p>
      <text:p text:style-name="P38" loext:marker-style-name="T7"><text:span text:style-name="T26"/></text:p>
      <text:p text:style-name="P38" loext:marker-style-name="T7"><text:span text:style-name="T26"/></text:p>
      <text:p text:style-name="P38" loext:marker-style-name="T7"><text:span text:style-name="T26"/></text:p>
      <text:p text:style-name="P38" loext:marker-style-name="T7"><text:span text:style-name="T26"/></text:p>
      <text:p text:style-name="P38" loext:marker-style-name="T7"><text:span text:style-name="T26"/></text:p>
      <text:p text:style-name="P38" loext:marker-style-name="T7"><text:span text:style-name="T26"/></text:p>
      <text:p text:style-name="P38" loext:marker-style-name="T7"><text:span text:style-name="T26"/></text:p>
      <text:p text:style-name="P38" loext:marker-style-name="T7"><text:span text:style-name="T26"/></text:p>
      <text:p text:style-name="P38" loext:marker-style-name="T7"><text:span text:style-name="T26"/></text:p>
      <text:p text:style-name="P38" loext:marker-style-name="T7"><text:span text:style-name="T26"/></text:p>
      <text:p text:style-name="P38" loext:marker-style-name="T7"><text:span text:style-name="T26"/></text:p>
      <text:p text:style-name="P38" loext:marker-style-name="T7"><text:span text:style-name="T26"/></text:p>
      <text:p text:style-name="P38" loext:marker-style-name="T7"><text:span text:style-name="T26"/></text:p>
      <text:p text:style-name="P38" loext:marker-style-name="T7"><text:span text:style-name="T26"/></text:p>
      <text:p text:style-name="P38" loext:marker-style-name="T7"><text:span text:style-name="T26"/></text:p>
      <text:p text:style-name="P38" loext:marker-style-name="T7"><text:span text:style-name="T26"/></text:p>
      <text:p text:style-name="P38" loext:marker-style-name="T7"><text:span text:style-name="T26"/></text:p>
      <text:p text:style-name="P38" loext:marker-style-name="T7"><text:span text:style-name="T26"/></text:p>
      <text:p text:style-name="P38" loext:marker-style-name="T7"><text:span text:style-name="T26"/></text:p>
      <text:p text:style-name="P38" loext:marker-style-name="T7"><text:span text:style-name="T26"/></text:p>
      <text:p text:style-name="P38" loext:marker-style-name="T7"><text:span text:style-name="T26"/></text:p>
      <text:p text:style-name="P38" loext:marker-style-name="T7"><text:span text:style-name="T26"/></text:p>
      <text:p text:style-name="P38" loext:marker-style-name="T7"><text:span text:style-name="T26"/></text:p>
      <text:p text:style-name="P38" loext:marker-style-name="T7"><text:span text:style-name="T26"/></text:p>
      <text:p text:style-name="P38" loext:marker-style-name="T7"><text:span text:style-name="T26"/></text:p>
      <text:p text:style-name="P38" loext:marker-style-name="T7"><text:span text:style-name="T26"/></text:p>
      <text:list text:continue-numbering="true" text:style-name="WWNum6">
        <text:list-item>
          <text:list>
            <text:list-header>
              <text:p text:style-name="P36" loext:marker-style-name="T7"><text:soft-page-break/><text:span text:style-name="T26">Índice de</text:span><text:span text:style-name="T35"> </text:span><text:span text:style-name="T26">anexos</text:span></text:p>
            </text:list-header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style-name="WWNum5">
        <text:list-item>
          <text:p text:style-name="P28" loext:marker-style-name="T5"><text:soft-page-break/><text:span text:style-name="T15">Título.</text:span></text:p>
        </text:list-item>
      </text:list>
      <text:p text:style-name="P32" loext:marker-style-name="T5"><text:span text:style-name="T15"/></text:p>
      <text:p text:style-name="P32" loext:marker-style-name="T5"><text:span text:style-name="T15"/></text:p>
      <text:p text:style-name="P32" loext:marker-style-name="T5"><text:span text:style-name="T15"/></text:p>
      <text:p text:style-name="P32" loext:marker-style-name="T5"><text:span text:style-name="T15"/></text:p>
      <text:p text:style-name="P32" loext:marker-style-name="T5"><text:span text:style-name="T15"/></text:p>
      <text:p text:style-name="P32" loext:marker-style-name="T5"><text:span text:style-name="T15"/></text:p>
      <text:p text:style-name="P32" loext:marker-style-name="T5"><text:span text:style-name="T15"/></text:p>
      <text:p text:style-name="P32" loext:marker-style-name="T5"><text:span text:style-name="T15"/></text:p>
      <text:p text:style-name="P33" loext:marker-style-name="T5"><text:span text:style-name="T15">Desarrollo de una </text:span><text:span text:style-name="T21">p</text:span><text:span text:style-name="T15">lataforma de </text:span><text:span text:style-name="T21">e</text:span><text:span text:style-name="T15">valuación </text:span><text:span text:style-name="T21">d</text:span><text:span text:style-name="T15">ocente para la escuela pública “Miguel Riofrio” de la ciudad de Loja </text:span></text:p>
      <text:p text:style-name="P33" loext:marker-style-name="T5"><text:span text:style-name="T15"/></text:p>
      <text:p text:style-name="P33" loext:marker-style-name="T5"><text:span text:style-name="T15"/></text:p>
      <text:p text:style-name="P33" loext:marker-style-name="T5"><text:span text:style-name="T15"/></text:p>
      <text:p text:style-name="P33" loext:marker-style-name="T5"><text:span text:style-name="T15">Development of a </text:span><text:span text:style-name="T21">t</text:span><text:span text:style-name="T15">eacher </text:span><text:span text:style-name="T21">e</text:span><text:span text:style-name="T15">valuation </text:span><text:span text:style-name="T21">p</text:span><text:span text:style-name="T15">latform for the “Miguel Riofrio” public school in the city of Loja.</text:span></text:p>
      <text:p text:style-name="P33" loext:marker-style-name="T5"><text:span text:style-name="T15"/></text:p>
      <text:p text:style-name="P33" loext:marker-style-name="T5"><text:span text:style-name="T15"/></text:p>
      <text:p text:style-name="P33" loext:marker-style-name="T5"><text:span text:style-name="T15"/></text:p>
      <text:p text:style-name="P33" loext:marker-style-name="T5"><text:span text:style-name="T15"/></text:p>
      <text:p text:style-name="P33" loext:marker-style-name="T5"><text:span text:style-name="T15"/></text:p>
      <text:p text:style-name="P33" loext:marker-style-name="T5"><text:span text:style-name="T15"/></text:p>
      <text:p text:style-name="P33" loext:marker-style-name="T5"><text:span text:style-name="T15"/></text:p>
      <text:p text:style-name="P33" loext:marker-style-name="T5"><text:span text:style-name="T15"/></text:p>
      <text:p text:style-name="P33" loext:marker-style-name="T5"><text:span text:style-name="T15"/></text:p>
      <text:p text:style-name="P33" loext:marker-style-name="T5"><text:span text:style-name="T15"/></text:p>
      <text:list text:continue-numbering="true" text:style-name="WWNum5">
        <text:list-item>
          <text:p text:style-name="P29" loext:marker-style-name="T5"><text:soft-page-break/><text:span text:style-name="T15">Resumen.</text:span></text:p>
        </text:list-item>
      </text:list>
      <text:p text:style-name="P39" loext:marker-style-name="T5"><text:span text:style-name="T15"/></text:p>
      <text:p text:style-name="P40" loext:marker-style-name="T5"><text:span text:style-name="T15"/></text:p>
      <text:p text:style-name="P40" loext:marker-style-name="T5"><text:span text:style-name="T15"/></text:p>
      <text:p text:style-name="P40" loext:marker-style-name="T5"><text:span text:style-name="T15"/></text:p>
      <text:p text:style-name="P40" loext:marker-style-name="T5"><text:span text:style-name="T15"/></text:p>
      <text:p text:style-name="P40" loext:marker-style-name="T5"><text:span text:style-name="T15"/></text:p>
      <text:p text:style-name="P40" loext:marker-style-name="T5"><text:span text:style-name="T15"/></text:p>
      <text:p text:style-name="P40" loext:marker-style-name="T5"><text:span text:style-name="T15"/></text:p>
      <text:p text:style-name="P40" loext:marker-style-name="T5"><text:span text:style-name="T15">Palabras claves:</text:span></text:p>
      <text:p text:style-name="P40" loext:marker-style-name="T5"><text:span text:style-name="T15"/></text:p>
      <text:p text:style-name="P40" loext:marker-style-name="T5"><text:span text:style-name="T15"/></text:p>
      <text:p text:style-name="P40" loext:marker-style-name="T5"><text:span text:style-name="T15"/></text:p>
      <text:p text:style-name="P40" loext:marker-style-name="T5"><text:span text:style-name="T15"/></text:p>
      <text:p text:style-name="P40" loext:marker-style-name="T5"><text:span text:style-name="T15"/></text:p>
      <text:p text:style-name="P40" loext:marker-style-name="T5"><text:span text:style-name="T15"/></text:p>
      <text:p text:style-name="P40" loext:marker-style-name="T5"><text:span text:style-name="T15"/></text:p>
      <text:p text:style-name="P40" loext:marker-style-name="T5"><text:span text:style-name="T15"/></text:p>
      <text:p text:style-name="P40" loext:marker-style-name="T5"><text:span text:style-name="T15"/></text:p>
      <text:p text:style-name="P40" loext:marker-style-name="T5"><text:span text:style-name="T15"/></text:p>
      <text:p text:style-name="P40" loext:marker-style-name="T5"><text:span text:style-name="T15"/></text:p>
      <text:p text:style-name="P40" loext:marker-style-name="T5"><text:span text:style-name="T15"/></text:p>
      <text:p text:style-name="P40" loext:marker-style-name="T5"><text:span text:style-name="T15"/></text:p>
      <text:p text:style-name="P40" loext:marker-style-name="T5"><text:span text:style-name="T15"/></text:p>
      <text:p text:style-name="P40" loext:marker-style-name="T5"><text:span text:style-name="T15"/></text:p>
      <text:p text:style-name="P40" loext:marker-style-name="T5"><text:span text:style-name="T15"/></text:p>
      <text:p text:style-name="P40" loext:marker-style-name="T5"><text:span text:style-name="T15"/></text:p>
      <text:p text:style-name="P40" loext:marker-style-name="T5"><text:span text:style-name="T15"/></text:p>
      <text:p text:style-name="P40" loext:marker-style-name="T5"><text:span text:style-name="T15"/></text:p>
      <text:p text:style-name="P40" loext:marker-style-name="T5"><text:span text:style-name="T15"/></text:p>
      <text:p text:style-name="P40" loext:marker-style-name="T5"><text:span text:style-name="T15"/></text:p>
      <text:p text:style-name="P40" loext:marker-style-name="T5"><text:span text:style-name="T15"/></text:p>
      <text:p text:style-name="P49" loext:marker-style-name="T29"><text:soft-page-break/><text:span text:style-name="T15">Abstract</text:span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1" loext:marker-style-name="T5"><text:span text:style-name="T19">Keywords</text:span><text:span text:style-name="T15">:</text:span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oft-page-break/><text:span text:style-name="T15">Glosario</text:span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p text:style-name="P49" loext:marker-style-name="T29"><text:span text:style-name="T15"/></text:p>
      <text:list text:continue-numbering="true" text:style-name="WWNum5">
        <text:list-item>
          <text:p text:style-name="P30" loext:marker-style-name="T5"><text:soft-page-break/><text:span text:style-name="T15">Introducción.</text:span></text:p>
        </text:list-item>
      </text:list>
      <text:p text:style-name="P42" loext:marker-style-name="T5"><text:span text:style-name="T15"/></text:p>
      <text:p text:style-name="P42" loext:marker-style-name="T5"><text:span text:style-name="T15"/></text:p>
      <text:p text:style-name="P42" loext:marker-style-name="T5"><text:span text:style-name="T15"/></text:p>
      <text:p text:style-name="P42" loext:marker-style-name="T5"><text:span text:style-name="T15"/></text:p>
      <text:p text:style-name="P42" loext:marker-style-name="T5"><text:span text:style-name="T15"/></text:p>
      <text:p text:style-name="P42" loext:marker-style-name="T5"><text:span text:style-name="T15"/></text:p>
      <text:p text:style-name="P42" loext:marker-style-name="T5"><text:span text:style-name="T15"/></text:p>
      <text:p text:style-name="P42" loext:marker-style-name="T5"><text:span text:style-name="T15"/></text:p>
      <text:p text:style-name="P42" loext:marker-style-name="T5"><text:span text:style-name="T15"/></text:p>
      <text:p text:style-name="P42" loext:marker-style-name="T5"><text:span text:style-name="T15"/></text:p>
      <text:p text:style-name="P42" loext:marker-style-name="T5"><text:span text:style-name="T15"/></text:p>
      <text:p text:style-name="P42" loext:marker-style-name="T5"><text:span text:style-name="T15"/></text:p>
      <text:p text:style-name="P42" loext:marker-style-name="T5"><text:span text:style-name="T15"/></text:p>
      <text:p text:style-name="P42" loext:marker-style-name="T5"><text:span text:style-name="T15"/></text:p>
      <text:p text:style-name="P42" loext:marker-style-name="T5"><text:span text:style-name="T15"/></text:p>
      <text:p text:style-name="P42" loext:marker-style-name="T5"><text:span text:style-name="T15"/></text:p>
      <text:p text:style-name="P42" loext:marker-style-name="T5"><text:span text:style-name="T15"/></text:p>
      <text:p text:style-name="P42" loext:marker-style-name="T5"><text:span text:style-name="T15"/></text:p>
      <text:p text:style-name="P42" loext:marker-style-name="T5"><text:span text:style-name="T15"/></text:p>
      <text:p text:style-name="P42" loext:marker-style-name="T5"><text:span text:style-name="T15"/></text:p>
      <text:p text:style-name="P42" loext:marker-style-name="T5"><text:span text:style-name="T15"/></text:p>
      <text:p text:style-name="P42" loext:marker-style-name="T5"><text:span text:style-name="T15"/></text:p>
      <text:p text:style-name="P42" loext:marker-style-name="T5"><text:span text:style-name="T15"/></text:p>
      <text:p text:style-name="P42" loext:marker-style-name="T5"><text:span text:style-name="T15"/></text:p>
      <text:p text:style-name="P42" loext:marker-style-name="T5"><text:span text:style-name="T15"/></text:p>
      <text:p text:style-name="P42" loext:marker-style-name="T5"><text:span text:style-name="T15"/></text:p>
      <text:p text:style-name="P42" loext:marker-style-name="T5"><text:span text:style-name="T15"/></text:p>
      <text:p text:style-name="P42" loext:marker-style-name="T5"><text:span text:style-name="T15"/></text:p>
      <text:p text:style-name="P42" loext:marker-style-name="T5"><text:span text:style-name="T15"/></text:p>
      <text:p text:style-name="P42" loext:marker-style-name="T5"><text:span text:style-name="T15"/></text:p>
      <text:p text:style-name="P42" loext:marker-style-name="T5"><text:span text:style-name="T15"/></text:p>
      <text:list text:continue-numbering="true" text:style-name="WWNum5">
        <text:list-item>
          <text:p text:style-name="P31" loext:marker-style-name="T5"><text:soft-page-break/><text:span text:style-name="T15">Marco</text:span><text:span text:style-name="T43"> </text:span><text:span text:style-name="T15">teórico.</text:span></text:p>
          <text:p text:style-name="P23" loext:marker-style-name="T5"><text:span text:style-name="T24"/></text:p>
        </text:list-item>
      </text:list>
      <text:p text:style-name="P24" loext:marker-style-name="T5"><text:span text:style-name="T24">En la presente sección, se presenta la información bibliográfica relevante que permite comprender el problema y la solución que propone el trabajo de titulación.</text:span></text:p>
      <text:p text:style-name="P25" loext:marker-style-name="T5"><text:span text:style-name="T24"/></text:p>
      <text:p text:style-name="P43" loext:marker-style-name="T5"><text:span text:style-name="T24">4.1 Antecedentes</text:span></text:p>
      <text:p text:style-name="P26" loext:marker-style-name="T5"><text:span text:style-name="T2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C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Standard" style:default-outline-level="3" style:list-style-name="" style:class="text">
      <style:paragraph-properties fo:margin-left="0.589cm" fo:margin-right="0cm" fo:text-indent="0cm" style:auto-text-indent="false"/>
      <style:text-properties style:font-name="Calibri Light" fo:font-family="'Calibri Light'" style:font-family-generic="roman" style:font-pitch="variable" fo:font-size="13pt" style:font-name-asian="Calibri Light1" style:font-family-asian="'Calibri Light'" style:font-family-generic-asian="system" style:font-pitch-asian="variable" style:font-size-asian="13pt" style:font-name-complex="Calibri Light1" style:font-family-complex="'Calibri Light'" style:font-family-generic-complex="system" style:font-pitch-complex="variable" style:font-size-complex="13pt"/>
    </style:style>
    <style:style style:name="List_20_Paragraph" style:display-name="List Paragraph" style:family="paragraph" style:parent-style-name="Standard">
      <style:paragraph-properties fo:margin-left="1.662cm" fo:margin-right="0cm" fo:text-indent="-0.637cm" style:auto-text-indent="false"/>
    </style:style>
    <style:style style:name="ListLabel_20_46" style:display-name="ListLabel 46" style:family="text">
      <style:text-properties fo:font-size="11pt" fo:language="es" fo:country="ES" fo:font-style="normal" fo:font-weight="normal" style:font-name-asian="Wingdings1" style:font-family-asian="Wingdings" style:font-family-generic-asian="system" style:font-pitch-asian="variable" style:font-size-asian="11pt" style:language-asian="en" style:country-asian="US" style:font-style-asian="normal" style:font-weight-asian="normal" style:font-name-complex="Wingdings1" style:font-family-complex="Wingdings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47" style:display-name="ListLabel 47" style:family="text">
      <style:text-properties fo:font-size="11pt" fo:language="es" fo:country="ES" fo:font-style="normal" fo:font-weight="normal" style:font-name-asian="Wingdings1" style:font-family-asian="Wingdings" style:font-family-generic-asian="system" style:font-pitch-asian="variable" style:font-size-asian="11pt" style:language-asian="en" style:country-asian="US" style:font-style-asian="normal" style:font-weight-asian="normal" style:font-name-complex="Wingdings1" style:font-family-complex="Wingdings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48" style:display-name="ListLabel 48" style:family="text">
      <style:text-properties fo:language="es" fo:country="ES" style:language-asian="en" style:country-asian="US" style:language-complex="ar" style:country-complex="SA"/>
    </style:style>
    <style:style style:name="ListLabel_20_49" style:display-name="ListLabel 49" style:family="text">
      <style:text-properties fo:language="es" fo:country="ES" style:language-asian="en" style:country-asian="US" style:language-complex="ar" style:country-complex="SA"/>
    </style:style>
    <style:style style:name="ListLabel_20_50" style:display-name="ListLabel 50" style:family="text">
      <style:text-properties fo:language="es" fo:country="ES" style:language-asian="en" style:country-asian="US" style:language-complex="ar" style:country-complex="SA"/>
    </style:style>
    <style:style style:name="ListLabel_20_51" style:display-name="ListLabel 51" style:family="text">
      <style:text-properties fo:language="es" fo:country="ES" style:language-asian="en" style:country-asian="US" style:language-complex="ar" style:country-complex="SA"/>
    </style:style>
    <style:style style:name="ListLabel_20_52" style:display-name="ListLabel 52" style:family="text">
      <style:text-properties fo:language="es" fo:country="ES" style:language-asian="en" style:country-asian="US" style:language-complex="ar" style:country-complex="SA"/>
    </style:style>
    <style:style style:name="ListLabel_20_53" style:display-name="ListLabel 53" style:family="text">
      <style:text-properties fo:language="es" fo:country="ES" style:language-asian="en" style:country-asian="US" style:language-complex="ar" style:country-complex="SA"/>
    </style:style>
    <style:style style:name="ListLabel_20_54" style:display-name="ListLabel 54" style:family="text">
      <style:text-properties fo:language="es" fo:country="ES" style:language-asian="en" style:country-asian="US" style:language-complex="ar" style:country-complex="SA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fo:language="es" fo:country="ES" fo:font-style="normal" fo:font-weight="bold" style:font-name-asian="Calibri" style:font-family-asian="Calibri" style:font-family-generic-asian="system" style:font-pitch-asian="variable" style:font-size-asian="12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bold" style:text-scale="100%"/>
    </style:style>
    <style:style style:name="ListLabel_20_38" style:display-name="ListLabel 38" style:family="text">
      <style:text-properties style:font-name="Times New Roman" fo:font-family="'Times New Roman'" style:font-family-generic="roman" style:font-pitch="variable" fo:font-size="12pt" fo:letter-spacing="-0.002cm" fo:language="es" fo:country="ES" fo:font-style="normal" fo:font-weight="normal" style:font-name-asian="Calibri" style:font-family-asian="Calibri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39" style:display-name="ListLabel 39" style:family="text">
      <style:text-properties fo:language="es" fo:country="ES" style:language-asian="en" style:country-asian="US" style:language-complex="ar" style:country-complex="SA"/>
    </style:style>
    <style:style style:name="ListLabel_20_40" style:display-name="ListLabel 40" style:family="text">
      <style:text-properties fo:language="es" fo:country="ES" style:language-asian="en" style:country-asian="US" style:language-complex="ar" style:country-complex="SA"/>
    </style:style>
    <style:style style:name="ListLabel_20_41" style:display-name="ListLabel 41" style:family="text">
      <style:text-properties fo:language="es" fo:country="ES" style:language-asian="en" style:country-asian="US" style:language-complex="ar" style:country-complex="SA"/>
    </style:style>
    <style:style style:name="ListLabel_20_42" style:display-name="ListLabel 42" style:family="text">
      <style:text-properties fo:language="es" fo:country="ES" style:language-asian="en" style:country-asian="US" style:language-complex="ar" style:country-complex="SA"/>
    </style:style>
    <style:style style:name="ListLabel_20_43" style:display-name="ListLabel 43" style:family="text">
      <style:text-properties fo:language="es" fo:country="ES" style:language-asian="en" style:country-asian="US" style:language-complex="ar" style:country-complex="SA"/>
    </style:style>
    <style:style style:name="ListLabel_20_44" style:display-name="ListLabel 44" style:family="text">
      <style:text-properties fo:language="es" fo:country="ES" style:language-asian="en" style:country-asian="US" style:language-complex="ar" style:country-complex="SA"/>
    </style:style>
    <style:style style:name="ListLabel_20_45" style:display-name="ListLabel 45" style:family="text">
      <style:text-properties fo:language="es" fo:country="ES" style:language-asian="en" style:country-asian="US" style:language-complex="ar" style:country-complex="SA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297cm"/>
        </style:list-level-properties>
        <style:text-properties style:font-name="Wingdings"/>
      </text:list-level-style-bullet>
      <text:list-level-style-bullet text:level="2" text:style-name="ListLabel_20_47" loext:num-list-format="" style:num-suffix="" text:bullet-char="">
        <style:list-level-properties text:list-level-position-and-space-mode="label-alignment">
          <style:list-level-label-alignment text:label-followed-by="listtab" fo:text-indent="-0.746cm" fo:margin-left="2.889cm"/>
        </style:list-level-properties>
        <style:text-properties style:font-name="Wingdings"/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746cm" fo:margin-left="4.323cm"/>
        </style:list-level-properties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746cm" fo:margin-left="5.756cm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746cm" fo:margin-left="7.188cm"/>
        </style:list-level-properties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746cm" fo:margin-left="8.62cm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746cm" fo:margin-left="10.052cm"/>
        </style:list-level-properties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746cm" fo:margin-left="11.483cm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746cm" fo:margin-left="12.91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584cm" fo:margin-left="2.219cm"/>
        </style:list-level-properties>
      </text:list-level-style-number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584cm" fo:margin-left="3.734cm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584cm" fo:margin-left="5.237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584cm" fo:margin-left="6.74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584cm" fo:margin-left="8.243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584cm" fo:margin-left="9.745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584cm" fo:margin-left="11.247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584cm" fo:margin-left="12.74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09:56:37.449404329</meta:creation-date>
    <dc:date>2024-02-03T02:28:49.696363921</dc:date>
    <meta:editing-duration>PT4H2M29S</meta:editing-duration>
    <meta:editing-cycles>21</meta:editing-cycles>
    <meta:generator>LibreOffice/7.5.8.2$Linux_X86_64 LibreOffice_project/50$Build-2</meta:generator>
    <meta:document-statistic meta:table-count="0" meta:image-count="0" meta:object-count="0" meta:page-count="15" meta:paragraph-count="57" meta:word-count="803" meta:character-count="5239" meta:non-whitespace-character-count="4469"/>
  </office:meta>
</office:document-meta>
</file>